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6-01T00:00:00" table:style-name="ce5">
            <text:p>2022/6/1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27248" table:style-name="ce6">
            <text:p>27,248<text:s/></text:p>
          </table:table-cell>
          <table:table-cell office:value-type="float" office:value="25061" table:style-name="ce6">
            <text:p>25,061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7236" table:style-name="ce6">
            <text:p>17,236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19879" table:style-name="ce6">
            <text:p>19,879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16651" table:style-name="ce6">
            <text:p>16,651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68476" table:style-name="ce6">
            <text:p>68,476<text:s/></text:p>
          </table:table-cell>
          <table:table-cell office:value-type="float" office:value="26468" table:style-name="ce6">
            <text:p>26,468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18983" table:style-name="ce6">
            <text:p>18,983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24326" table:style-name="ce6">
            <text:p>24,326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33338" table:style-name="ce6">
            <text:p>33,338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20457" table:style-name="ce6">
            <text:p>20,457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36528" table:style-name="ce6">
            <text:p>36,528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16438" table:style-name="ce6">
            <text:p>16,438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3540" table:style-name="ce6">
            <text:p>3,540<text:s/></text:p>
          </table:table-cell>
          <table:table-cell table:number-columns-repeated="16264"/>
        </table:table-row>
        <table:table-row table:style-name="ro2">
          <table:table-cell office:value-type="date" office:date-value="2022-06-02T00:00:00" table:style-name="ce5">
            <text:p>2022/6/2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27743" table:style-name="ce6">
            <text:p>27,743<text:s/></text:p>
          </table:table-cell>
          <table:table-cell office:value-type="float" office:value="26735" table:style-name="ce6">
            <text:p>26,735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7743" table:style-name="ce6">
            <text:p>7,743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16840" table:style-name="ce6">
            <text:p>16,840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14847" table:style-name="ce6">
            <text:p>14,847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16569" table:style-name="ce6">
            <text:p>16,569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88490" table:style-name="ce6">
            <text:p>88,490<text:s/></text:p>
          </table:table-cell>
          <table:table-cell office:value-type="float" office:value="28202" table:style-name="ce6">
            <text:p>28,202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19215" table:style-name="ce6">
            <text:p>19,215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17973" table:style-name="ce6">
            <text:p>17,973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14631" table:style-name="ce6">
            <text:p>14,631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16361" table:style-name="ce6">
            <text:p>16,361<text:s/></text:p>
          </table:table-cell>
          <table:table-cell office:value-type="float" office:value="26003" table:style-name="ce6">
            <text:p>26,003<text:s/></text:p>
          </table:table-cell>
          <table:table-cell office:value-type="float" office:value="24022" table:style-name="ce6">
            <text:p>24,022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34641" table:style-name="ce6">
            <text:p>34,641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13147" table:style-name="ce6">
            <text:p>13,147<text:s/></text:p>
          </table:table-cell>
          <table:table-cell office:value-type="float" office:value="39363" table:style-name="ce6">
            <text:p>39,363<text:s/></text:p>
          </table:table-cell>
          <table:table-cell office:value-type="float" office:value="12960" table:style-name="ce6">
            <text:p>12,960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14882" table:style-name="ce6">
            <text:p>14,882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3556" table:style-name="ce6">
            <text:p>3,556<text:s/></text:p>
          </table:table-cell>
          <table:table-cell table:number-columns-repeated="16264"/>
        </table:table-row>
        <table:table-row table:style-name="ro2">
          <table:table-cell office:value-type="date" office:date-value="2022-06-03T00:00:00" table:style-name="ce5">
            <text:p>2022/6/3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59877" table:style-name="ce6">
            <text:p>59,877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16879" table:style-name="ce6">
            <text:p>16,879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28107" table:style-name="ce6">
            <text:p>28,107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26467" table:style-name="ce6">
            <text:p>26,467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445" table:style-name="ce6">
            <text:p>445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603" table:style-name="ce6">
            <text:p>603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1488" table:style-name="ce6">
            <text:p>1,488<text:s/></text:p>
          </table:table-cell>
          <table:table-cell table:number-columns-repeated="16264"/>
        </table:table-row>
        <table:table-row table:style-name="ro2">
          <table:table-cell office:value-type="date" office:date-value="2022-06-04T00:00:00" table:style-name="ce5">
            <text:p>2022/6/4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21417" table:style-name="ce6">
            <text:p>21,417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5117" table:style-name="ce6">
            <text:p>5,117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14972" table:style-name="ce6">
            <text:p>14,972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55585" table:style-name="ce6">
            <text:p>55,585<text:s/></text:p>
          </table:table-cell>
          <table:table-cell office:value-type="float" office:value="25957" table:style-name="ce6">
            <text:p>25,957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17523" table:style-name="ce6">
            <text:p>17,523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33193" table:style-name="ce6">
            <text:p>33,193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14755" table:style-name="ce6">
            <text:p>14,755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28287" table:style-name="ce6">
            <text:p>28,287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566" table:style-name="ce6">
            <text:p>566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1700" table:style-name="ce6">
            <text:p>1,700<text:s/></text:p>
          </table:table-cell>
          <table:table-cell table:number-columns-repeated="16264"/>
        </table:table-row>
        <table:table-row table:style-name="ro2">
          <table:table-cell office:value-type="date" office:date-value="2022-06-05T00:00:00" table:style-name="ce5">
            <text:p>2022/6/5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54903" table:style-name="ce6">
            <text:p>54,903<text:s/></text:p>
          </table:table-cell>
          <table:table-cell office:value-type="float" office:value="22555" table:style-name="ce6">
            <text:p>22,555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19311" table:style-name="ce6">
            <text:p>19,311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29118" table:style-name="ce6">
            <text:p>29,118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25613" table:style-name="ce6">
            <text:p>25,613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971" table:style-name="ce6">
            <text:p>971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1761" table:style-name="ce6">
            <text:p>1,761<text:s/></text:p>
          </table:table-cell>
          <table:table-cell table:number-columns-repeated="16264"/>
        </table:table-row>
        <table:table-row table:style-name="ro2">
          <table:table-cell office:value-type="date" office:date-value="2022-06-06T00:00:00" table:style-name="ce5">
            <text:p>2022/6/6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28372" table:style-name="ce6">
            <text:p>28,372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1397" table:style-name="ce6">
            <text:p>1,397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18434" table:style-name="ce6">
            <text:p>18,434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7540" table:style-name="ce6">
            <text:p>7,540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24765" table:style-name="ce6">
            <text:p>24,765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69432" table:style-name="ce6">
            <text:p>69,432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8494" table:style-name="ce6">
            <text:p>18,494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15661" table:style-name="ce6">
            <text:p>15,661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25314" table:style-name="ce6">
            <text:p>25,314<text:s/></text:p>
          </table:table-cell>
          <table:table-cell office:value-type="float" office:value="25320" table:style-name="ce6">
            <text:p>25,320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33539" table:style-name="ce6">
            <text:p>33,539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20466" table:style-name="ce6">
            <text:p>20,466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38353" table:style-name="ce6">
            <text:p>38,353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7881" table:style-name="ce6">
            <text:p>17,881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17392" table:style-name="ce6">
            <text:p>17,392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18530" table:style-name="ce6">
            <text:p>18,530<text:s/></text:p>
          </table:table-cell>
          <table:table-cell office:value-type="float" office:value="14069" table:style-name="ce6">
            <text:p>14,069<text:s/></text:p>
          </table:table-cell>
          <table:table-cell office:value-type="float" office:value="9408" table:style-name="ce6">
            <text:p>9,408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1067" table:style-name="ce6">
            <text:p>1,067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3748" table:style-name="ce6">
            <text:p>3,748<text:s/></text:p>
          </table:table-cell>
          <table:table-cell table:number-columns-repeated="16264"/>
        </table:table-row>
        <table:table-row table:style-name="ro2">
          <table:table-cell office:value-type="date" office:date-value="2022-06-07T00:00:00" table:style-name="ce5">
            <text:p>2022/6/7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29419" table:style-name="ce6">
            <text:p>29,419<text:s/></text:p>
          </table:table-cell>
          <table:table-cell office:value-type="float" office:value="25396" table:style-name="ce6">
            <text:p>25,396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19340" table:style-name="ce6">
            <text:p>19,340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21853" table:style-name="ce6">
            <text:p>21,853<text:s/></text:p>
          </table:table-cell>
          <table:table-cell office:value-type="float" office:value="16096" table:style-name="ce6">
            <text:p>16,096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68702" table:style-name="ce6">
            <text:p>68,702<text:s/></text:p>
          </table:table-cell>
          <table:table-cell office:value-type="float" office:value="26346" table:style-name="ce6">
            <text:p>26,346<text:s/></text:p>
          </table:table-cell>
          <table:table-cell office:value-type="float" office:value="14330" table:style-name="ce6">
            <text:p>14,330<text:s/></text:p>
          </table:table-cell>
          <table:table-cell office:value-type="float" office:value="14834" table:style-name="ce6">
            <text:p>14,834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20332" table:style-name="ce6">
            <text:p>20,332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16304" table:style-name="ce6">
            <text:p>16,304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34428" table:style-name="ce6">
            <text:p>34,428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39272" table:style-name="ce6">
            <text:p>39,272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27812" table:style-name="ce6">
            <text:p>27,812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17548" table:style-name="ce6">
            <text:p>17,548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8859" table:style-name="ce6">
            <text:p>18,859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3797" table:style-name="ce6">
            <text:p>3,797<text:s/></text:p>
          </table:table-cell>
          <table:table-cell table:number-columns-repeated="16264"/>
        </table:table-row>
        <table:table-row table:style-name="ro2">
          <table:table-cell office:value-type="date" office:date-value="2022-06-08T00:00:00" table:style-name="ce5">
            <text:p>2022/6/8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30458" table:style-name="ce6">
            <text:p>30,458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17336" table:style-name="ce6">
            <text:p>17,336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16738" table:style-name="ce6">
            <text:p>16,738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8452" table:style-name="ce6">
            <text:p>18,452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70046" table:style-name="ce6">
            <text:p>70,046<text:s/></text:p>
          </table:table-cell>
          <table:table-cell office:value-type="float" office:value="28043" table:style-name="ce6">
            <text:p>28,043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15171" table:style-name="ce6">
            <text:p>15,171<text:s/></text:p>
          </table:table-cell>
          <table:table-cell office:value-type="float" office:value="16410" table:style-name="ce6">
            <text:p>16,410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20973" table:style-name="ce6">
            <text:p>20,973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6262" table:style-name="ce6">
            <text:p>16,262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26450" table:style-name="ce6">
            <text:p>26,450<text:s/></text:p>
          </table:table-cell>
          <table:table-cell office:value-type="float" office:value="26039" table:style-name="ce6">
            <text:p>26,039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16146" table:style-name="ce6">
            <text:p>16,146<text:s/></text:p>
          </table:table-cell>
          <table:table-cell office:value-type="float" office:value="35314" table:style-name="ce6">
            <text:p>35,314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20475" table:style-name="ce6">
            <text:p>20,475<text:s/></text:p>
          </table:table-cell>
          <table:table-cell office:value-type="float" office:value="22046" table:style-name="ce6">
            <text:p>22,046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39586" table:style-name="ce6">
            <text:p>39,586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8334" table:style-name="ce6">
            <text:p>8,334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28379" table:style-name="ce6">
            <text:p>28,379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15681" table:style-name="ce6">
            <text:p>15,681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9319" table:style-name="ce6">
            <text:p>19,319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3831" table:style-name="ce6">
            <text:p>3,831<text:s/></text:p>
          </table:table-cell>
          <table:table-cell table:number-columns-repeated="16264"/>
        </table:table-row>
        <table:table-row table:style-name="ro2">
          <table:table-cell office:value-type="date" office:date-value="2022-06-09T00:00:00" table:style-name="ce5">
            <text:p>2022/6/9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30030" table:style-name="ce6">
            <text:p>30,030<text:s/></text:p>
          </table:table-cell>
          <table:table-cell office:value-type="float" office:value="27285" table:style-name="ce6">
            <text:p>27,285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6221" table:style-name="ce6">
            <text:p>16,221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18307" table:style-name="ce6">
            <text:p>18,307<text:s/></text:p>
          </table:table-cell>
          <table:table-cell office:value-type="float" office:value="18042" table:style-name="ce6">
            <text:p>18,042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71854" table:style-name="ce6">
            <text:p>71,854<text:s/></text:p>
          </table:table-cell>
          <table:table-cell office:value-type="float" office:value="29018" table:style-name="ce6">
            <text:p>29,018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13690" table:style-name="ce6">
            <text:p>13,690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8626" table:style-name="ce6">
            <text:p>8,626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8251" table:style-name="ce6">
            <text:p>18,251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15428" table:style-name="ce6">
            <text:p>15,428<text:s/></text:p>
          </table:table-cell>
          <table:table-cell office:value-type="float" office:value="15991" table:style-name="ce6">
            <text:p>15,991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25653" table:style-name="ce6">
            <text:p>25,653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35866" table:style-name="ce6">
            <text:p>35,866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20994" table:style-name="ce6">
            <text:p>20,994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40007" table:style-name="ce6">
            <text:p>40,007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3855" table:style-name="ce6">
            <text:p>3,855<text:s/></text:p>
          </table:table-cell>
          <table:table-cell table:number-columns-repeated="16264"/>
        </table:table-row>
        <table:table-row table:style-name="ro2">
          <table:table-cell office:value-type="date" office:date-value="2022-06-10T00:00:00" table:style-name="ce5">
            <text:p>2022/6/10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32139" table:style-name="ce6">
            <text:p>32,139<text:s/></text:p>
          </table:table-cell>
          <table:table-cell office:value-type="float" office:value="31257" table:style-name="ce6">
            <text:p>31,257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19085" table:style-name="ce6">
            <text:p>19,085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17524" table:style-name="ce6">
            <text:p>17,524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23268" table:style-name="ce6">
            <text:p>23,268<text:s/></text:p>
          </table:table-cell>
          <table:table-cell office:value-type="float" office:value="16928" table:style-name="ce6">
            <text:p>16,928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26041" table:style-name="ce6">
            <text:p>26,041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8630" table:style-name="ce6">
            <text:p>18,630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89250" table:style-name="ce6">
            <text:p>89,250<text:s/></text:p>
          </table:table-cell>
          <table:table-cell office:value-type="float" office:value="34458" table:style-name="ce6">
            <text:p>34,458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17816" table:style-name="ce6">
            <text:p>17,816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22036" table:style-name="ce6">
            <text:p>22,036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20177" table:style-name="ce6">
            <text:p>20,177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16096" table:style-name="ce6">
            <text:p>16,096<text:s/></text:p>
          </table:table-cell>
          <table:table-cell office:value-type="float" office:value="16310" table:style-name="ce6">
            <text:p>16,310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28935" table:style-name="ce6">
            <text:p>28,935<text:s/></text:p>
          </table:table-cell>
          <table:table-cell office:value-type="float" office:value="27291" table:style-name="ce6">
            <text:p>27,291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17827" table:style-name="ce6">
            <text:p>17,827<text:s/></text:p>
          </table:table-cell>
          <table:table-cell office:value-type="float" office:value="42605" table:style-name="ce6">
            <text:p>42,605<text:s/></text:p>
          </table:table-cell>
          <table:table-cell office:value-type="float" office:value="15209" table:style-name="ce6">
            <text:p>15,209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25895" table:style-name="ce6">
            <text:p>25,895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45664" table:style-name="ce6">
            <text:p>45,664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9037" table:style-name="ce6">
            <text:p>19,037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29350" table:style-name="ce6">
            <text:p>29,350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18393" table:style-name="ce6">
            <text:p>18,393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20641" table:style-name="ce6">
            <text:p>20,641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1145" table:style-name="ce6">
            <text:p>1,145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3954" table:style-name="ce6">
            <text:p>3,954<text:s/></text:p>
          </table:table-cell>
          <table:table-cell table:number-columns-repeated="16264"/>
        </table:table-row>
        <table:table-row table:style-name="ro2">
          <table:table-cell office:value-type="date" office:date-value="2022-06-11T00:00:00" table:style-name="ce5">
            <text:p>2022/6/11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27616" table:style-name="ce6">
            <text:p>27,616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75729" table:style-name="ce6">
            <text:p>75,729<text:s/></text:p>
          </table:table-cell>
          <table:table-cell office:value-type="float" office:value="33535" table:style-name="ce6">
            <text:p>33,535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16899" table:style-name="ce6">
            <text:p>16,899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9175" table:style-name="ce6">
            <text:p>19,175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18806" table:style-name="ce6">
            <text:p>18,806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42817" table:style-name="ce6">
            <text:p>42,817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19873" table:style-name="ce6">
            <text:p>19,873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36066" table:style-name="ce6">
            <text:p>36,066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972" table:style-name="ce6">
            <text:p>972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2055" table:style-name="ce6">
            <text:p>2,055<text:s/></text:p>
          </table:table-cell>
          <table:table-cell table:number-columns-repeated="16264"/>
        </table:table-row>
        <table:table-row table:style-name="ro2">
          <table:table-cell office:value-type="date" office:date-value="2022-06-12T00:00:00" table:style-name="ce5">
            <text:p>2022/6/12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9934" table:style-name="ce6">
            <text:p>19,934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8505" table:style-name="ce6">
            <text:p>8,505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64729" table:style-name="ce6">
            <text:p>64,729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15136" table:style-name="ce6">
            <text:p>15,136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8214" table:style-name="ce6">
            <text:p>18,214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11835" table:style-name="ce6">
            <text:p>11,835<text:s/></text:p>
          </table:table-cell>
          <table:table-cell office:value-type="float" office:value="33374" table:style-name="ce6">
            <text:p>33,374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27932" table:style-name="ce6">
            <text:p>27,932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1532" table:style-name="ce6">
            <text:p>11,532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509" table:style-name="ce6">
            <text:p>509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727" table:style-name="ce6">
            <text:p>727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1747" table:style-name="ce6">
            <text:p>1,747<text:s/></text:p>
          </table:table-cell>
          <table:table-cell table:number-columns-repeated="16264"/>
        </table:table-row>
        <table:table-row table:style-name="ro2">
          <table:table-cell office:value-type="date" office:date-value="2022-06-13T00:00:00" table:style-name="ce5">
            <text:p>2022/6/13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29563" table:style-name="ce6">
            <text:p>29,563<text:s/></text:p>
          </table:table-cell>
          <table:table-cell office:value-type="float" office:value="25516" table:style-name="ce6">
            <text:p>25,516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19145" table:style-name="ce6">
            <text:p>19,145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21336" table:style-name="ce6">
            <text:p>21,336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18672" table:style-name="ce6">
            <text:p>18,672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73271" table:style-name="ce6">
            <text:p>73,271<text:s/></text:p>
          </table:table-cell>
          <table:table-cell office:value-type="float" office:value="27600" table:style-name="ce6">
            <text:p>27,600<text:s/></text:p>
          </table:table-cell>
          <table:table-cell office:value-type="float" office:value="14457" table:style-name="ce6">
            <text:p>14,457<text:s/></text:p>
          </table:table-cell>
          <table:table-cell office:value-type="float" office:value="15978" table:style-name="ce6">
            <text:p>15,978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16634" table:style-name="ce6">
            <text:p>16,634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26250" table:style-name="ce6">
            <text:p>26,250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7588" table:style-name="ce6">
            <text:p>17,588<text:s/></text:p>
          </table:table-cell>
          <table:table-cell office:value-type="float" office:value="35456" table:style-name="ce6">
            <text:p>35,456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20159" table:style-name="ce6">
            <text:p>20,159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39483" table:style-name="ce6">
            <text:p>39,483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3632" table:style-name="ce6">
            <text:p>13,632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17363" table:style-name="ce6">
            <text:p>17,363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19841" table:style-name="ce6">
            <text:p>19,841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3882" table:style-name="ce6">
            <text:p>3,882<text:s/></text:p>
          </table:table-cell>
          <table:table-cell table:number-columns-repeated="16264"/>
        </table:table-row>
        <table:table-row table:style-name="ro2">
          <table:table-cell office:value-type="date" office:date-value="2022-06-14T00:00:00" table:style-name="ce5">
            <text:p>2022/6/14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30606" table:style-name="ce6">
            <text:p>30,606<text:s/></text:p>
          </table:table-cell>
          <table:table-cell office:value-type="float" office:value="27540" table:style-name="ce6">
            <text:p>27,540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6874" table:style-name="ce6">
            <text:p>16,874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22609" table:style-name="ce6">
            <text:p>22,609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25672" table:style-name="ce6">
            <text:p>25,672<text:s/></text:p>
          </table:table-cell>
          <table:table-cell office:value-type="float" office:value="19028" table:style-name="ce6">
            <text:p>19,028<text:s/></text:p>
          </table:table-cell>
          <table:table-cell office:value-type="float" office:value="18600" table:style-name="ce6">
            <text:p>18,600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17991" table:style-name="ce6">
            <text:p>17,991<text:s/></text:p>
          </table:table-cell>
          <table:table-cell office:value-type="float" office:value="74323" table:style-name="ce6">
            <text:p>74,323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8160" table:style-name="ce6">
            <text:p>18,160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17363" table:style-name="ce6">
            <text:p>17,363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20596" table:style-name="ce6">
            <text:p>20,596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16631" table:style-name="ce6">
            <text:p>16,631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18104" table:style-name="ce6">
            <text:p>18,104<text:s/></text:p>
          </table:table-cell>
          <table:table-cell office:value-type="float" office:value="26209" table:style-name="ce6">
            <text:p>26,209<text:s/></text:p>
          </table:table-cell>
          <table:table-cell office:value-type="float" office:value="26958" table:style-name="ce6">
            <text:p>26,958<text:s/></text:p>
          </table:table-cell>
          <table:table-cell office:value-type="float" office:value="19857" table:style-name="ce6">
            <text:p>19,857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36988" table:style-name="ce6">
            <text:p>36,988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20965" table:style-name="ce6">
            <text:p>20,965<text:s/></text:p>
          </table:table-cell>
          <table:table-cell office:value-type="float" office:value="22993" table:style-name="ce6">
            <text:p>22,993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40625" table:style-name="ce6">
            <text:p>40,625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17195" table:style-name="ce6">
            <text:p>17,195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28216" table:style-name="ce6">
            <text:p>28,216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19884" table:style-name="ce6">
            <text:p>19,884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3931" table:style-name="ce6">
            <text:p>3,931<text:s/></text:p>
          </table:table-cell>
          <table:table-cell table:number-columns-repeated="16264"/>
        </table:table-row>
        <table:table-row table:style-name="ro2">
          <table:table-cell office:value-type="date" office:date-value="2022-06-15T00:00:00" table:style-name="ce5">
            <text:p>2022/6/15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31437" table:style-name="ce6">
            <text:p>31,437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18312" table:style-name="ce6">
            <text:p>18,312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17224" table:style-name="ce6">
            <text:p>17,224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23086" table:style-name="ce6">
            <text:p>23,086<text:s/></text:p>
          </table:table-cell>
          <table:table-cell office:value-type="float" office:value="16972" table:style-name="ce6">
            <text:p>16,972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19126" table:style-name="ce6">
            <text:p>19,126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75372" table:style-name="ce6">
            <text:p>75,372<text:s/></text:p>
          </table:table-cell>
          <table:table-cell office:value-type="float" office:value="29899" table:style-name="ce6">
            <text:p>29,899<text:s/></text:p>
          </table:table-cell>
          <table:table-cell office:value-type="float" office:value="15506" table:style-name="ce6">
            <text:p>15,506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16963" table:style-name="ce6">
            <text:p>16,963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21853" table:style-name="ce6">
            <text:p>21,853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19024" table:style-name="ce6">
            <text:p>19,024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27327" table:style-name="ce6">
            <text:p>27,327<text:s/></text:p>
          </table:table-cell>
          <table:table-cell office:value-type="float" office:value="27361" table:style-name="ce6">
            <text:p>27,361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37283" table:style-name="ce6">
            <text:p>37,283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23422" table:style-name="ce6">
            <text:p>23,422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42104" table:style-name="ce6">
            <text:p>42,104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7544" table:style-name="ce6">
            <text:p>17,544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9098" table:style-name="ce6">
            <text:p>29,098<text:s/></text:p>
          </table:table-cell>
          <table:table-cell office:value-type="float" office:value="17588" table:style-name="ce6">
            <text:p>17,588<text:s/></text:p>
          </table:table-cell>
          <table:table-cell office:value-type="float" office:value="18493" table:style-name="ce6">
            <text:p>18,493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4008" table:style-name="ce6">
            <text:p>4,008<text:s/></text:p>
          </table:table-cell>
          <table:table-cell table:number-columns-repeated="16264"/>
        </table:table-row>
        <table:table-row table:style-name="ro2">
          <table:table-cell office:value-type="date" office:date-value="2022-06-16T00:00:00" table:style-name="ce5">
            <text:p>2022/6/16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31499" table:style-name="ce6">
            <text:p>31,499<text:s/></text:p>
          </table:table-cell>
          <table:table-cell office:value-type="float" office:value="28036" table:style-name="ce6">
            <text:p>28,036<text:s/></text:p>
          </table:table-cell>
          <table:table-cell office:value-type="float" office:value="18321" table:style-name="ce6">
            <text:p>18,321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20531" table:style-name="ce6">
            <text:p>20,531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22876" table:style-name="ce6">
            <text:p>22,876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18859" table:style-name="ce6">
            <text:p>18,859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78010" table:style-name="ce6">
            <text:p>78,010<text:s/></text:p>
          </table:table-cell>
          <table:table-cell office:value-type="float" office:value="30136" table:style-name="ce6">
            <text:p>30,136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16960" table:style-name="ce6">
            <text:p>16,960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8180" table:style-name="ce6">
            <text:p>18,180<text:s/></text:p>
          </table:table-cell>
          <table:table-cell office:value-type="float" office:value="27125" table:style-name="ce6">
            <text:p>27,125<text:s/></text:p>
          </table:table-cell>
          <table:table-cell office:value-type="float" office:value="27134" table:style-name="ce6">
            <text:p>27,134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7343" table:style-name="ce6">
            <text:p>17,343<text:s/></text:p>
          </table:table-cell>
          <table:table-cell office:value-type="float" office:value="37051" table:style-name="ce6">
            <text:p>37,051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42053" table:style-name="ce6">
            <text:p>42,053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1420" table:style-name="ce6">
            <text:p>11,420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14216" table:style-name="ce6">
            <text:p>14,216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29124" table:style-name="ce6">
            <text:p>29,124<text:s/></text:p>
          </table:table-cell>
          <table:table-cell office:value-type="float" office:value="17286" table:style-name="ce6">
            <text:p>17,286<text:s/></text:p>
          </table:table-cell>
          <table:table-cell office:value-type="float" office:value="18372" table:style-name="ce6">
            <text:p>18,372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105" table:style-name="ce6">
            <text:p>1,105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954" table:style-name="ce6">
            <text:p>3,954<text:s/></text:p>
          </table:table-cell>
          <table:table-cell table:number-columns-repeated="16264"/>
        </table:table-row>
        <table:table-row table:style-name="ro2">
          <table:table-cell office:value-type="date" office:date-value="2022-06-17T00:00:00" table:style-name="ce5">
            <text:p>2022/6/17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10299" table:style-name="ce6">
            <text:p>10,299<text:s/></text:p>
          </table:table-cell>
          <table:table-cell office:value-type="float" office:value="32377" table:style-name="ce6">
            <text:p>32,377<text:s/></text:p>
          </table:table-cell>
          <table:table-cell office:value-type="float" office:value="31800" table:style-name="ce6">
            <text:p>31,800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18328" table:style-name="ce6">
            <text:p>18,328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23352" table:style-name="ce6">
            <text:p>23,352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26626" table:style-name="ce6">
            <text:p>26,626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19026" table:style-name="ce6">
            <text:p>19,026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96093" table:style-name="ce6">
            <text:p>96,093<text:s/></text:p>
          </table:table-cell>
          <table:table-cell office:value-type="float" office:value="35479" table:style-name="ce6">
            <text:p>35,479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16860" table:style-name="ce6">
            <text:p>16,860<text:s/></text:p>
          </table:table-cell>
          <table:table-cell office:value-type="float" office:value="19451" table:style-name="ce6">
            <text:p>19,451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22327" table:style-name="ce6">
            <text:p>22,327<text:s/>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22065" table:style-name="ce6">
            <text:p>22,065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29879" table:style-name="ce6">
            <text:p>29,879<text:s/></text:p>
          </table:table-cell>
          <table:table-cell office:value-type="float" office:value="27660" table:style-name="ce6">
            <text:p>27,660<text:s/></text:p>
          </table:table-cell>
          <table:table-cell office:value-type="float" office:value="20524" table:style-name="ce6">
            <text:p>20,524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43592" table:style-name="ce6">
            <text:p>43,592<text:s/></text:p>
          </table:table-cell>
          <table:table-cell office:value-type="float" office:value="15531" table:style-name="ce6">
            <text:p>15,531<text:s/></text:p>
          </table:table-cell>
          <table:table-cell office:value-type="float" office:value="23905" table:style-name="ce6">
            <text:p>23,905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47689" table:style-name="ce6">
            <text:p>47,689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1096" table:style-name="ce6">
            <text:p>11,096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9289" table:style-name="ce6">
            <text:p>19,289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29628" table:style-name="ce6">
            <text:p>29,628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17321" table:style-name="ce6">
            <text:p>17,321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21653" table:style-name="ce6">
            <text:p>21,653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9610" table:style-name="ce6">
            <text:p>9,610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1106" table:style-name="ce6">
            <text:p>1,106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4202" table:style-name="ce6">
            <text:p>4,202<text:s/></text:p>
          </table:table-cell>
          <table:table-cell table:number-columns-repeated="16264"/>
        </table:table-row>
        <table:table-row table:style-name="ro2">
          <table:table-cell office:value-type="date" office:date-value="2022-06-18T00:00:00" table:style-name="ce5">
            <text:p>2022/6/18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81439" table:style-name="ce6">
            <text:p>81,439<text:s/></text:p>
          </table:table-cell>
          <table:table-cell office:value-type="float" office:value="33418" table:style-name="ce6">
            <text:p>33,418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5587" table:style-name="ce6">
            <text:p>15,587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1994" table:style-name="ce6">
            <text:p>1,994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1467" table:style-name="ce6">
            <text:p>21,467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14180" table:style-name="ce6">
            <text:p>14,180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43806" table:style-name="ce6">
            <text:p>43,806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36787" table:style-name="ce6">
            <text:p>36,787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13695" table:style-name="ce6">
            <text:p>13,695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1965" table:style-name="ce6">
            <text:p>1,965<text:s/></text:p>
          </table:table-cell>
          <table:table-cell table:number-columns-repeated="16264"/>
        </table:table-row>
        <table:table-row table:style-name="ro2">
          <table:table-cell office:value-type="date" office:date-value="2022-06-19T00:00:00" table:style-name="ce5">
            <text:p>2022/6/19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14684" table:style-name="ce6">
            <text:p>14,684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16111" table:style-name="ce6">
            <text:p>16,111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71147" table:style-name="ce6">
            <text:p>71,147<text:s/></text:p>
          </table:table-cell>
          <table:table-cell office:value-type="float" office:value="26527" table:style-name="ce6">
            <text:p>26,527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19380" table:style-name="ce6">
            <text:p>19,380<text:s/></text:p>
          </table:table-cell>
          <table:table-cell office:value-type="float" office:value="16032" table:style-name="ce6">
            <text:p>16,032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34309" table:style-name="ce6">
            <text:p>34,309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5376" table:style-name="ce6">
            <text:p>5,376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1888" table:style-name="ce6">
            <text:p>1,888<text:s/></text:p>
          </table:table-cell>
          <table:table-cell table:number-columns-repeated="16264"/>
        </table:table-row>
        <table:table-row table:style-name="ro2">
          <table:table-cell office:value-type="date" office:date-value="2022-06-20T00:00:00" table:style-name="ce5">
            <text:p>2022/6/20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30190" table:style-name="ce6">
            <text:p>30,190<text:s/></text:p>
          </table:table-cell>
          <table:table-cell office:value-type="float" office:value="26306" table:style-name="ce6">
            <text:p>26,306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18624" table:style-name="ce6">
            <text:p>18,624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17159" table:style-name="ce6">
            <text:p>17,159<text:s/></text:p>
          </table:table-cell>
          <table:table-cell office:value-type="float" office:value="76891" table:style-name="ce6">
            <text:p>76,891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16993" table:style-name="ce6">
            <text:p>16,993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21646" table:style-name="ce6">
            <text:p>21,646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21318" table:style-name="ce6">
            <text:p>21,318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16596" table:style-name="ce6">
            <text:p>16,596<text:s/></text:p>
          </table:table-cell>
          <table:table-cell office:value-type="float" office:value="17073" table:style-name="ce6">
            <text:p>17,073<text:s/></text:p>
          </table:table-cell>
          <table:table-cell office:value-type="float" office:value="17960" table:style-name="ce6">
            <text:p>17,960<text:s/></text:p>
          </table:table-cell>
          <table:table-cell office:value-type="float" office:value="27044" table:style-name="ce6">
            <text:p>27,044<text:s/></text:p>
          </table:table-cell>
          <table:table-cell office:value-type="float" office:value="26848" table:style-name="ce6">
            <text:p>26,848<text:s/></text:p>
          </table:table-cell>
          <table:table-cell office:value-type="float" office:value="19883" table:style-name="ce6">
            <text:p>19,883<text:s/></text:p>
          </table:table-cell>
          <table:table-cell office:value-type="float" office:value="17382" table:style-name="ce6">
            <text:p>17,382<text:s/></text:p>
          </table:table-cell>
          <table:table-cell office:value-type="float" office:value="36681" table:style-name="ce6">
            <text:p>36,681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22561" table:style-name="ce6">
            <text:p>22,561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41423" table:style-name="ce6">
            <text:p>41,423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17294" table:style-name="ce6">
            <text:p>17,294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7955" table:style-name="ce6">
            <text:p>27,955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17524" table:style-name="ce6">
            <text:p>17,524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9940" table:style-name="ce6">
            <text:p>19,940<text:s/></text:p>
          </table:table-cell>
          <table:table-cell office:value-type="float" office:value="14830" table:style-name="ce6">
            <text:p>14,830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3963" table:style-name="ce6">
            <text:p>3,963<text:s/></text:p>
          </table:table-cell>
          <table:table-cell table:number-columns-repeated="16264"/>
        </table:table-row>
        <table:table-row table:style-name="ro2">
          <table:table-cell office:value-type="date" office:date-value="2022-06-21T00:00:00" table:style-name="ce5">
            <text:p>2022/6/21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31285" table:style-name="ce6">
            <text:p>31,285<text:s/></text:p>
          </table:table-cell>
          <table:table-cell office:value-type="float" office:value="28493" table:style-name="ce6">
            <text:p>28,493<text:s/></text:p>
          </table:table-cell>
          <table:table-cell office:value-type="float" office:value="18051" table:style-name="ce6">
            <text:p>18,051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21357" table:style-name="ce6">
            <text:p>21,357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16240" table:style-name="ce6">
            <text:p>16,240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22689" table:style-name="ce6">
            <text:p>22,689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19361" table:style-name="ce6">
            <text:p>19,361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17894" table:style-name="ce6">
            <text:p>17,894<text:s/></text:p>
          </table:table-cell>
          <table:table-cell office:value-type="float" office:value="77461" table:style-name="ce6">
            <text:p>77,461<text:s/></text:p>
          </table:table-cell>
          <table:table-cell office:value-type="float" office:value="29538" table:style-name="ce6">
            <text:p>29,538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18334" table:style-name="ce6">
            <text:p>18,334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16945" table:style-name="ce6">
            <text:p>16,945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22010" table:style-name="ce6">
            <text:p>22,010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17160" table:style-name="ce6">
            <text:p>17,160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8575" table:style-name="ce6">
            <text:p>18,575<text:s/></text:p>
          </table:table-cell>
          <table:table-cell office:value-type="float" office:value="27268" table:style-name="ce6">
            <text:p>27,268<text:s/></text:p>
          </table:table-cell>
          <table:table-cell office:value-type="float" office:value="27948" table:style-name="ce6">
            <text:p>27,948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37759" table:style-name="ce6">
            <text:p>37,759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21726" table:style-name="ce6">
            <text:p>21,726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42319" table:style-name="ce6">
            <text:p>42,319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17051" table:style-name="ce6">
            <text:p>17,051<text:s/></text:p>
          </table:table-cell>
          <table:table-cell office:value-type="float" office:value="17603" table:style-name="ce6">
            <text:p>17,603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15908" table:style-name="ce6">
            <text:p>15,908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4030" table:style-name="ce6">
            <text:p>4,030<text:s/></text:p>
          </table:table-cell>
          <table:table-cell table:number-columns-repeated="16264"/>
        </table:table-row>
        <table:table-row table:style-name="ro2">
          <table:table-cell office:value-type="date" office:date-value="2022-06-22T00:00:00" table:style-name="ce5">
            <text:p>2022/6/22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31927" table:style-name="ce6">
            <text:p>31,927<text:s/></text:p>
          </table:table-cell>
          <table:table-cell office:value-type="float" office:value="28766" table:style-name="ce6">
            <text:p>28,766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26517" table:style-name="ce6">
            <text:p>26,517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15088" table:style-name="ce6">
            <text:p>15,088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81928" table:style-name="ce6">
            <text:p>81,928<text:s/></text:p>
          </table:table-cell>
          <table:table-cell office:value-type="float" office:value="31268" table:style-name="ce6">
            <text:p>31,268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6741" table:style-name="ce6">
            <text:p>16,741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16088" table:style-name="ce6">
            <text:p>16,088<text:s/></text:p>
          </table:table-cell>
          <table:table-cell office:value-type="float" office:value="18143" table:style-name="ce6">
            <text:p>18,143<text:s/></text:p>
          </table:table-cell>
          <table:table-cell office:value-type="float" office:value="17255" table:style-name="ce6">
            <text:p>17,255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22724" table:style-name="ce6">
            <text:p>22,724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21756" table:style-name="ce6">
            <text:p>21,756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19020" table:style-name="ce6">
            <text:p>19,020<text:s/></text:p>
          </table:table-cell>
          <table:table-cell office:value-type="float" office:value="28362" table:style-name="ce6">
            <text:p>28,362<text:s/></text:p>
          </table:table-cell>
          <table:table-cell office:value-type="float" office:value="28125" table:style-name="ce6">
            <text:p>28,125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17782" table:style-name="ce6">
            <text:p>17,782<text:s/></text:p>
          </table:table-cell>
          <table:table-cell office:value-type="float" office:value="39970" table:style-name="ce6">
            <text:p>39,970<text:s/></text:p>
          </table:table-cell>
          <table:table-cell office:value-type="float" office:value="15487" table:style-name="ce6">
            <text:p>15,487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24697" table:style-name="ce6">
            <text:p>24,697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43818" table:style-name="ce6">
            <text:p>43,818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15244" table:style-name="ce6">
            <text:p>15,244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14606" table:style-name="ce6">
            <text:p>14,606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29534" table:style-name="ce6">
            <text:p>29,534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4034" table:style-name="ce6">
            <text:p>4,034<text:s/></text:p>
          </table:table-cell>
          <table:table-cell table:number-columns-repeated="16264"/>
        </table:table-row>
        <table:table-row table:style-name="ro2">
          <table:table-cell office:value-type="date" office:date-value="2022-06-23T00:00:00" table:style-name="ce5">
            <text:p>2022/6/23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31859" table:style-name="ce6">
            <text:p>31,859<text:s/></text:p>
          </table:table-cell>
          <table:table-cell office:value-type="float" office:value="29475" table:style-name="ce6">
            <text:p>29,475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17399" table:style-name="ce6">
            <text:p>17,399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6988" table:style-name="ce6">
            <text:p>16,988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26276" table:style-name="ce6">
            <text:p>26,276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9122" table:style-name="ce6">
            <text:p>19,122<text:s/></text:p>
          </table:table-cell>
          <table:table-cell office:value-type="float" office:value="15020" table:style-name="ce6">
            <text:p>15,020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84237" table:style-name="ce6">
            <text:p>84,237<text:s/></text:p>
          </table:table-cell>
          <table:table-cell office:value-type="float" office:value="31412" table:style-name="ce6">
            <text:p>31,412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16852" table:style-name="ce6">
            <text:p>16,852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16122" table:style-name="ce6">
            <text:p>16,122<text:s/></text:p>
          </table:table-cell>
          <table:table-cell office:value-type="float" office:value="18334" table:style-name="ce6">
            <text:p>18,334<text:s/></text:p>
          </table:table-cell>
          <table:table-cell office:value-type="float" office:value="17217" table:style-name="ce6">
            <text:p>17,217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22049" table:style-name="ce6">
            <text:p>22,049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21366" table:style-name="ce6">
            <text:p>21,366<text:s/>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8834" table:style-name="ce6">
            <text:p>18,834<text:s/></text:p>
          </table:table-cell>
          <table:table-cell office:value-type="float" office:value="28631" table:style-name="ce6">
            <text:p>28,631<text:s/></text:p>
          </table:table-cell>
          <table:table-cell office:value-type="float" office:value="27709" table:style-name="ce6">
            <text:p>27,709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17877" table:style-name="ce6">
            <text:p>17,877<text:s/></text:p>
          </table:table-cell>
          <table:table-cell office:value-type="float" office:value="39346" table:style-name="ce6">
            <text:p>39,346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23147" table:style-name="ce6">
            <text:p>23,147<text:s/></text:p>
          </table:table-cell>
          <table:table-cell office:value-type="float" office:value="25436" table:style-name="ce6">
            <text:p>25,436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45219" table:style-name="ce6">
            <text:p>45,219<text:s/></text:p>
          </table:table-cell>
          <table:table-cell office:value-type="float" office:value="15566" table:style-name="ce6">
            <text:p>15,566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19387" table:style-name="ce6">
            <text:p>19,387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29614" table:style-name="ce6">
            <text:p>29,614<text:s/></text:p>
          </table:table-cell>
          <table:table-cell office:value-type="float" office:value="17416" table:style-name="ce6">
            <text:p>17,416<text:s/></text:p>
          </table:table-cell>
          <table:table-cell office:value-type="float" office:value="17775" table:style-name="ce6">
            <text:p>17,775<text:s/></text:p>
          </table:table-cell>
          <table:table-cell office:value-type="float" office:value="16923" table:style-name="ce6">
            <text:p>16,923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8042" table:style-name="ce6">
            <text:p>8,042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4078" table:style-name="ce6">
            <text:p>4,078<text:s/></text:p>
          </table:table-cell>
          <table:table-cell table:number-columns-repeated="16264"/>
        </table:table-row>
        <table:table-row table:style-name="ro2">
          <table:table-cell office:value-type="date" office:date-value="2022-06-24T00:00:00" table:style-name="ce5">
            <text:p>2022/6/24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33364" table:style-name="ce6">
            <text:p>33,364<text:s/></text:p>
          </table:table-cell>
          <table:table-cell office:value-type="float" office:value="33384" table:style-name="ce6">
            <text:p>33,384<text:s/></text:p>
          </table:table-cell>
          <table:table-cell office:value-type="float" office:value="17859" table:style-name="ce6">
            <text:p>17,859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8909" table:style-name="ce6">
            <text:p>8,909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27477" table:style-name="ce6">
            <text:p>27,477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18019" table:style-name="ce6">
            <text:p>18,019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18097" table:style-name="ce6">
            <text:p>18,097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17952" table:style-name="ce6">
            <text:p>17,952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19651" table:style-name="ce6">
            <text:p>19,651<text:s/></text:p>
          </table:table-cell>
          <table:table-cell office:value-type="float" office:value="19624" table:style-name="ce6">
            <text:p>19,624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17628" table:style-name="ce6">
            <text:p>17,628<text:s/></text:p>
          </table:table-cell>
          <table:table-cell office:value-type="float" office:value="104303" table:style-name="ce6">
            <text:p>104,303<text:s/></text:p>
          </table:table-cell>
          <table:table-cell office:value-type="float" office:value="36474" table:style-name="ce6">
            <text:p>36,474<text:s/></text:p>
          </table:table-cell>
          <table:table-cell office:value-type="float" office:value="16663" table:style-name="ce6">
            <text:p>16,663<text:s/></text:p>
          </table:table-cell>
          <table:table-cell office:value-type="float" office:value="16817" table:style-name="ce6">
            <text:p>16,817<text:s/></text:p>
          </table:table-cell>
          <table:table-cell office:value-type="float" office:value="19748" table:style-name="ce6">
            <text:p>19,748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18890" table:style-name="ce6">
            <text:p>18,890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7436" table:style-name="ce6">
            <text:p>17,436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31924" table:style-name="ce6">
            <text:p>31,924<text:s/></text:p>
          </table:table-cell>
          <table:table-cell office:value-type="float" office:value="28802" table:style-name="ce6">
            <text:p>28,802<text:s/></text:p>
          </table:table-cell>
          <table:table-cell office:value-type="float" office:value="20870" table:style-name="ce6">
            <text:p>20,870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45559" table:style-name="ce6">
            <text:p>45,559<text:s/></text:p>
          </table:table-cell>
          <table:table-cell office:value-type="float" office:value="15489" table:style-name="ce6">
            <text:p>15,489<text:s/></text:p>
          </table:table-cell>
          <table:table-cell office:value-type="float" office:value="26124" table:style-name="ce6">
            <text:p>26,124<text:s/></text:p>
          </table:table-cell>
          <table:table-cell office:value-type="float" office:value="28273" table:style-name="ce6">
            <text:p>28,273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51465" table:style-name="ce6">
            <text:p>51,465<text:s/></text:p>
          </table:table-cell>
          <table:table-cell office:value-type="float" office:value="15918" table:style-name="ce6">
            <text:p>15,918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30197" table:style-name="ce6">
            <text:p>30,197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17491" table:style-name="ce6">
            <text:p>17,491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4092" table:style-name="ce6">
            <text:p>4,092<text:s/></text:p>
          </table:table-cell>
          <table:table-cell table:number-columns-repeated="16264"/>
        </table:table-row>
        <table:table-row table:style-name="ro2">
          <table:table-cell office:value-type="date" office:date-value="2022-06-25T00:00:00" table:style-name="ce5">
            <text:p>2022/6/25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29579" table:style-name="ce6">
            <text:p>29,579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15332" table:style-name="ce6">
            <text:p>15,332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13686" table:style-name="ce6">
            <text:p>13,686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87031" table:style-name="ce6">
            <text:p>87,031<text:s/></text:p>
          </table:table-cell>
          <table:table-cell office:value-type="float" office:value="34698" table:style-name="ce6">
            <text:p>34,698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17055" table:style-name="ce6">
            <text:p>17,055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19852" table:style-name="ce6">
            <text:p>19,852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44162" table:style-name="ce6">
            <text:p>44,162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21241" table:style-name="ce6">
            <text:p>21,241<text:s/></text:p>
          </table:table-cell>
          <table:table-cell office:value-type="float" office:value="22843" table:style-name="ce6">
            <text:p>22,843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40189" table:style-name="ce6">
            <text:p>40,189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7140" table:style-name="ce6">
            <text:p>7,140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1989" table:style-name="ce6">
            <text:p>1,989<text:s/></text:p>
          </table:table-cell>
          <table:table-cell table:number-columns-repeated="16264"/>
        </table:table-row>
        <table:table-row table:style-name="ro2">
          <table:table-cell office:value-type="date" office:date-value="2022-06-26T00:00:00" table:style-name="ce5">
            <text:p>2022/6/26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12158" table:style-name="ce6">
            <text:p>12,158<text:s/></text:p>
          </table:table-cell>
          <table:table-cell office:value-type="float" office:value="22784" table:style-name="ce6">
            <text:p>22,784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76852" table:style-name="ce6">
            <text:p>76,852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13718" table:style-name="ce6">
            <text:p>13,718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20084" table:style-name="ce6">
            <text:p>20,084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17214" table:style-name="ce6">
            <text:p>17,214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35826" table:style-name="ce6">
            <text:p>35,826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32463" table:style-name="ce6">
            <text:p>32,463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4195" table:style-name="ce6">
            <text:p>4,195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429" table:style-name="ce6">
            <text:p>1,429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830" table:style-name="ce6">
            <text:p>830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057" table:style-name="ce6">
            <text:p>2,057<text:s/></text:p>
          </table:table-cell>
          <table:table-cell table:number-columns-repeated="16264"/>
        </table:table-row>
        <table:table-row table:style-name="ro2">
          <table:table-cell office:value-type="date" office:date-value="2022-06-27T00:00:00" table:style-name="ce5">
            <text:p>2022/6/27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30863" table:style-name="ce6">
            <text:p>30,863<text:s/></text:p>
          </table:table-cell>
          <table:table-cell office:value-type="float" office:value="27938" table:style-name="ce6">
            <text:p>27,938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19499" table:style-name="ce6">
            <text:p>19,499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6944" table:style-name="ce6">
            <text:p>16,944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25482" table:style-name="ce6">
            <text:p>25,482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83784" table:style-name="ce6">
            <text:p>83,784<text:s/></text:p>
          </table:table-cell>
          <table:table-cell office:value-type="float" office:value="30232" table:style-name="ce6">
            <text:p>30,232<text:s/></text:p>
          </table:table-cell>
          <table:table-cell office:value-type="float" office:value="15379" table:style-name="ce6">
            <text:p>15,379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17051" table:style-name="ce6">
            <text:p>17,051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21134" table:style-name="ce6">
            <text:p>21,134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21027" table:style-name="ce6">
            <text:p>21,027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17941" table:style-name="ce6">
            <text:p>17,941<text:s/></text:p>
          </table:table-cell>
          <table:table-cell office:value-type="float" office:value="27924" table:style-name="ce6">
            <text:p>27,924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20050" table:style-name="ce6">
            <text:p>20,050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38937" table:style-name="ce6">
            <text:p>38,937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22014" table:style-name="ce6">
            <text:p>22,014<text:s/></text:p>
          </table:table-cell>
          <table:table-cell office:value-type="float" office:value="23551" table:style-name="ce6">
            <text:p>23,551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43664" table:style-name="ce6">
            <text:p>43,664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9202" table:style-name="ce6">
            <text:p>19,202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16700" table:style-name="ce6">
            <text:p>16,700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8626" table:style-name="ce6">
            <text:p>8,626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9684" table:style-name="ce6">
            <text:p>9,684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4010" table:style-name="ce6">
            <text:p>4,010<text:s/></text:p>
          </table:table-cell>
          <table:table-cell table:number-columns-repeated="16264"/>
        </table:table-row>
        <table:table-row table:style-name="ro2">
          <table:table-cell office:value-type="date" office:date-value="2022-06-28T00:00:00" table:style-name="ce5">
            <text:p>2022/6/28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30863" table:style-name="ce6">
            <text:p>30,863<text:s/></text:p>
          </table:table-cell>
          <table:table-cell office:value-type="float" office:value="17690" table:style-name="ce6">
            <text:p>17,690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20919" table:style-name="ce6">
            <text:p>20,919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8067" table:style-name="ce6">
            <text:p>18,067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17513" table:style-name="ce6">
            <text:p>17,513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26676" table:style-name="ce6">
            <text:p>26,676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84969" table:style-name="ce6">
            <text:p>84,969<text:s/></text:p>
          </table:table-cell>
          <table:table-cell office:value-type="float" office:value="31960" table:style-name="ce6">
            <text:p>31,960<text:s/></text:p>
          </table:table-cell>
          <table:table-cell office:value-type="float" office:value="16064" table:style-name="ce6">
            <text:p>16,064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17469" table:style-name="ce6">
            <text:p>17,469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14441" table:style-name="ce6">
            <text:p>14,441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21987" table:style-name="ce6">
            <text:p>21,987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17962" table:style-name="ce6">
            <text:p>17,962<text:s/></text:p>
          </table:table-cell>
          <table:table-cell office:value-type="float" office:value="18236" table:style-name="ce6">
            <text:p>18,236<text:s/></text:p>
          </table:table-cell>
          <table:table-cell office:value-type="float" office:value="19194" table:style-name="ce6">
            <text:p>19,194<text:s/></text:p>
          </table:table-cell>
          <table:table-cell office:value-type="float" office:value="29354" table:style-name="ce6">
            <text:p>29,354<text:s/></text:p>
          </table:table-cell>
          <table:table-cell office:value-type="float" office:value="28841" table:style-name="ce6">
            <text:p>28,841<text:s/></text:p>
          </table:table-cell>
          <table:table-cell office:value-type="float" office:value="21305" table:style-name="ce6">
            <text:p>21,305<text:s/></text:p>
          </table:table-cell>
          <table:table-cell office:value-type="float" office:value="18476" table:style-name="ce6">
            <text:p>18,476<text:s/></text:p>
          </table:table-cell>
          <table:table-cell office:value-type="float" office:value="41044" table:style-name="ce6">
            <text:p>41,044<text:s/></text:p>
          </table:table-cell>
          <table:table-cell office:value-type="float" office:value="15729" table:style-name="ce6">
            <text:p>15,729<text:s/></text:p>
          </table:table-cell>
          <table:table-cell office:value-type="float" office:value="22560" table:style-name="ce6">
            <text:p>22,560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46208" table:style-name="ce6">
            <text:p>46,208<text:s/></text:p>
          </table:table-cell>
          <table:table-cell office:value-type="float" office:value="16265" table:style-name="ce6">
            <text:p>16,265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19834" table:style-name="ce6">
            <text:p>19,834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30089" table:style-name="ce6">
            <text:p>30,089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19419" table:style-name="ce6">
            <text:p>19,419<text:s/></text:p>
          </table:table-cell>
          <table:table-cell office:value-type="float" office:value="17396" table:style-name="ce6">
            <text:p>17,396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5405" table:style-name="ce6">
            <text:p>5,405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21217" table:style-name="ce6">
            <text:p>21,217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4242" table:style-name="ce6">
            <text:p>4,242<text:s/></text:p>
          </table:table-cell>
          <table:table-cell table:number-columns-repeated="16264"/>
        </table:table-row>
        <table:table-row table:style-name="ro2">
          <table:table-cell office:value-type="date" office:date-value="2022-06-29T00:00:00" table:style-name="ce5">
            <text:p>2022/6/29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33218" table:style-name="ce6">
            <text:p>33,218<text:s/></text:p>
          </table:table-cell>
          <table:table-cell office:value-type="float" office:value="31433" table:style-name="ce6">
            <text:p>31,433<text:s/></text:p>
          </table:table-cell>
          <table:table-cell office:value-type="float" office:value="19383" table:style-name="ce6">
            <text:p>19,383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4348" table:style-name="ce6">
            <text:p>4,348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24156" table:style-name="ce6">
            <text:p>24,156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27798" table:style-name="ce6">
            <text:p>27,798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87039" table:style-name="ce6">
            <text:p>87,039<text:s/></text:p>
          </table:table-cell>
          <table:table-cell office:value-type="float" office:value="33882" table:style-name="ce6">
            <text:p>33,882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17972" table:style-name="ce6">
            <text:p>17,972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14944" table:style-name="ce6">
            <text:p>14,944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18038" table:style-name="ce6">
            <text:p>18,038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29925" table:style-name="ce6">
            <text:p>29,925<text:s/></text:p>
          </table:table-cell>
          <table:table-cell office:value-type="float" office:value="29054" table:style-name="ce6">
            <text:p>29,054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42895" table:style-name="ce6">
            <text:p>42,895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23343" table:style-name="ce6">
            <text:p>23,343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47757" table:style-name="ce6">
            <text:p>47,757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30376" table:style-name="ce6">
            <text:p>30,376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17127" table:style-name="ce6">
            <text:p>17,127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4170" table:style-name="ce6">
            <text:p>4,170<text:s/></text:p>
          </table:table-cell>
          <table:table-cell table:number-columns-repeated="16264"/>
        </table:table-row>
        <table:table-row table:style-name="ro2">
          <table:table-cell office:value-type="date" office:date-value="2022-06-30T00:00:00" table:style-name="ce5">
            <text:p>2022/6/30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34359" table:style-name="ce6">
            <text:p>34,359<text:s/></text:p>
          </table:table-cell>
          <table:table-cell office:value-type="float" office:value="32381" table:style-name="ce6">
            <text:p>32,381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21588" table:style-name="ce6">
            <text:p>21,588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19439" table:style-name="ce6">
            <text:p>19,439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18329" table:style-name="ce6">
            <text:p>18,329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28829" table:style-name="ce6">
            <text:p>28,829<text:s/></text:p>
          </table:table-cell>
          <table:table-cell office:value-type="float" office:value="21255" table:style-name="ce6">
            <text:p>21,255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15976" table:style-name="ce6">
            <text:p>15,976<text:s/></text:p>
          </table:table-cell>
          <table:table-cell office:value-type="float" office:value="18069" table:style-name="ce6">
            <text:p>18,069<text:s/></text:p>
          </table:table-cell>
          <table:table-cell office:value-type="float" office:value="96697" table:style-name="ce6">
            <text:p>96,697<text:s/></text:p>
          </table:table-cell>
          <table:table-cell office:value-type="float" office:value="36738" table:style-name="ce6">
            <text:p>36,738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8884" table:style-name="ce6">
            <text:p>18,884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23626" table:style-name="ce6">
            <text:p>23,626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25470" table:style-name="ce6">
            <text:p>25,470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20905" table:style-name="ce6">
            <text:p>20,905<text:s/></text:p>
          </table:table-cell>
          <table:table-cell office:value-type="float" office:value="32115" table:style-name="ce6">
            <text:p>32,115<text:s/></text:p>
          </table:table-cell>
          <table:table-cell office:value-type="float" office:value="29982" table:style-name="ce6">
            <text:p>29,982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19751" table:style-name="ce6">
            <text:p>19,751<text:s/></text:p>
          </table:table-cell>
          <table:table-cell office:value-type="float" office:value="50769" table:style-name="ce6">
            <text:p>50,769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24973" table:style-name="ce6">
            <text:p>24,973<text:s/></text:p>
          </table:table-cell>
          <table:table-cell office:value-type="float" office:value="27595" table:style-name="ce6">
            <text:p>27,595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51658" table:style-name="ce6">
            <text:p>51,658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16506" table:style-name="ce6">
            <text:p>16,506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22947" table:style-name="ce6">
            <text:p>22,947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31054" table:style-name="ce6">
            <text:p>31,054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21887" table:style-name="ce6">
            <text:p>21,887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4416" table:style-name="ce6">
            <text:p>4,416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6-01T00:00:00" table:style-name="ce5">
            <text:p>2022/6/1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25037" table:style-name="ce6">
            <text:p>25,037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18418" table:style-name="ce6">
            <text:p>18,418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22425" table:style-name="ce6">
            <text:p>22,425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66308" table:style-name="ce6">
            <text:p>66,308<text:s/></text:p>
          </table:table-cell>
          <table:table-cell office:value-type="float" office:value="26029" table:style-name="ce6">
            <text:p>26,029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8688" table:style-name="ce6">
            <text:p>18,688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7756" table:style-name="ce6">
            <text:p>7,756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14813" table:style-name="ce6">
            <text:p>14,813<text:s/></text:p>
          </table:table-cell>
          <table:table-cell office:value-type="float" office:value="16570" table:style-name="ce6">
            <text:p>16,570<text:s/></text:p>
          </table:table-cell>
          <table:table-cell office:value-type="float" office:value="18590" table:style-name="ce6">
            <text:p>18,590<text:s/></text:p>
          </table:table-cell>
          <table:table-cell office:value-type="float" office:value="21359" table:style-name="ce6">
            <text:p>21,359<text:s/></text:p>
          </table:table-cell>
          <table:table-cell office:value-type="float" office:value="24978" table:style-name="ce6">
            <text:p>24,978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33571" table:style-name="ce6">
            <text:p>33,571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9231" table:style-name="ce6">
            <text:p>19,231<text:s/></text:p>
          </table:table-cell>
          <table:table-cell office:value-type="float" office:value="20283" table:style-name="ce6">
            <text:p>20,283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35040" table:style-name="ce6">
            <text:p>35,040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15935" table:style-name="ce6">
            <text:p>15,935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11177" table:style-name="ce6">
            <text:p>11,177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2056" table:style-name="ce6">
            <text:p>2,056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3537" table:style-name="ce6">
            <text:p>3,537<text:s/></text:p>
          </table:table-cell>
          <table:table-cell table:number-columns-repeated="16264"/>
        </table:table-row>
        <table:table-row table:style-name="ro2">
          <table:table-cell office:value-type="date" office:date-value="2022-06-02T00:00:00" table:style-name="ce5">
            <text:p>2022/6/2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26280" table:style-name="ce6">
            <text:p>26,280<text:s/></text:p>
          </table:table-cell>
          <table:table-cell office:value-type="float" office:value="26886" table:style-name="ce6">
            <text:p>26,886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15706" table:style-name="ce6">
            <text:p>15,706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20322" table:style-name="ce6">
            <text:p>20,322<text:s/></text:p>
          </table:table-cell>
          <table:table-cell office:value-type="float" office:value="15432" table:style-name="ce6">
            <text:p>15,432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22938" table:style-name="ce6">
            <text:p>22,938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15343" table:style-name="ce6">
            <text:p>15,343<text:s/></text:p>
          </table:table-cell>
          <table:table-cell office:value-type="float" office:value="72862" table:style-name="ce6">
            <text:p>72,862<text:s/></text:p>
          </table:table-cell>
          <table:table-cell office:value-type="float" office:value="27343" table:style-name="ce6">
            <text:p>27,343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0847" table:style-name="ce6">
            <text:p>20,847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22008" table:style-name="ce6">
            <text:p>22,008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17909" table:style-name="ce6">
            <text:p>17,909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34568" table:style-name="ce6">
            <text:p>34,568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36632" table:style-name="ce6">
            <text:p>36,632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10844" table:style-name="ce6">
            <text:p>10,844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17144" table:style-name="ce6">
            <text:p>17,144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24545" table:style-name="ce6">
            <text:p>24,545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16325" table:style-name="ce6">
            <text:p>16,325<text:s/></text:p>
          </table:table-cell>
          <table:table-cell office:value-type="float" office:value="15035" table:style-name="ce6">
            <text:p>15,035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3581" table:style-name="ce6">
            <text:p>3,581<text:s/></text:p>
          </table:table-cell>
          <table:table-cell table:number-columns-repeated="16264"/>
        </table:table-row>
        <table:table-row table:style-name="ro2">
          <table:table-cell office:value-type="date" office:date-value="2022-06-03T00:00:00" table:style-name="ce5">
            <text:p>2022/6/3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9015" table:style-name="ce6">
            <text:p>9,015<text:s/></text:p>
          </table:table-cell>
          <table:table-cell office:value-type="float" office:value="18376" table:style-name="ce6">
            <text:p>18,376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13815" table:style-name="ce6">
            <text:p>13,815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48576" table:style-name="ce6">
            <text:p>48,576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845" table:style-name="ce6">
            <text:p>845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19166" table:style-name="ce6">
            <text:p>19,166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27443" table:style-name="ce6">
            <text:p>27,443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586" table:style-name="ce6">
            <text:p>586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945" table:style-name="ce6">
            <text:p>945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1546" table:style-name="ce6">
            <text:p>1,546<text:s/></text:p>
          </table:table-cell>
          <table:table-cell table:number-columns-repeated="16264"/>
        </table:table-row>
        <table:table-row table:style-name="ro2">
          <table:table-cell office:value-type="date" office:date-value="2022-06-04T00:00:00" table:style-name="ce5">
            <text:p>2022/6/4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21037" table:style-name="ce6">
            <text:p>21,037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59053" table:style-name="ce6">
            <text:p>59,053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22152" table:style-name="ce6">
            <text:p>22,152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32300" table:style-name="ce6">
            <text:p>32,300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28503" table:style-name="ce6">
            <text:p>28,503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533" table:style-name="ce6">
            <text:p>533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1605" table:style-name="ce6">
            <text:p>1,605<text:s/></text:p>
          </table:table-cell>
          <table:table-cell table:number-columns-repeated="16264"/>
        </table:table-row>
        <table:table-row table:style-name="ro2">
          <table:table-cell office:value-type="date" office:date-value="2022-06-05T00:00:00" table:style-name="ce5">
            <text:p>2022/6/5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17543" table:style-name="ce6">
            <text:p>17,543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883" table:style-name="ce6">
            <text:p>883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78484" table:style-name="ce6">
            <text:p>78,484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28790" table:style-name="ce6">
            <text:p>28,790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26868" table:style-name="ce6">
            <text:p>26,868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526" table:style-name="ce6">
            <text:p>526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590" table:style-name="ce6">
            <text:p>590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892" table:style-name="ce6">
            <text:p>892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488" table:style-name="ce6">
            <text:p>1,488<text:s/></text:p>
          </table:table-cell>
          <table:table-cell table:number-columns-repeated="16264"/>
        </table:table-row>
        <table:table-row table:style-name="ro2">
          <table:table-cell office:value-type="date" office:date-value="2022-06-06T00:00:00" table:style-name="ce5">
            <text:p>2022/6/6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27986" table:style-name="ce6">
            <text:p>27,986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5099" table:style-name="ce6">
            <text:p>5,099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10592" table:style-name="ce6">
            <text:p>10,592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20374" table:style-name="ce6">
            <text:p>20,374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16796" table:style-name="ce6">
            <text:p>16,796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79216" table:style-name="ce6">
            <text:p>79,216<text:s/></text:p>
          </table:table-cell>
          <table:table-cell office:value-type="float" office:value="25540" table:style-name="ce6">
            <text:p>25,540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19252" table:style-name="ce6">
            <text:p>19,252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18599" table:style-name="ce6">
            <text:p>18,599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33958" table:style-name="ce6">
            <text:p>33,958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20495" table:style-name="ce6">
            <text:p>20,495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37744" table:style-name="ce6">
            <text:p>37,744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26374" table:style-name="ce6">
            <text:p>26,374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17064" table:style-name="ce6">
            <text:p>17,064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18528" table:style-name="ce6">
            <text:p>18,528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1454" table:style-name="ce6">
            <text:p>1,454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673" table:style-name="ce6">
            <text:p>3,673<text:s/></text:p>
          </table:table-cell>
          <table:table-cell table:number-columns-repeated="16264"/>
        </table:table-row>
        <table:table-row table:style-name="ro2">
          <table:table-cell office:value-type="date" office:date-value="2022-06-07T00:00:00" table:style-name="ce5">
            <text:p>2022/6/7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25795" table:style-name="ce6">
            <text:p>25,795<text:s/></text:p>
          </table:table-cell>
          <table:table-cell office:value-type="float" office:value="17501" table:style-name="ce6">
            <text:p>17,501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20218" table:style-name="ce6">
            <text:p>20,218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21661" table:style-name="ce6">
            <text:p>21,661<text:s/></text:p>
          </table:table-cell>
          <table:table-cell office:value-type="float" office:value="16689" table:style-name="ce6">
            <text:p>16,689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18203" table:style-name="ce6">
            <text:p>18,203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72206" table:style-name="ce6">
            <text:p>72,206<text:s/></text:p>
          </table:table-cell>
          <table:table-cell office:value-type="float" office:value="26105" table:style-name="ce6">
            <text:p>26,105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15031" table:style-name="ce6">
            <text:p>15,031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17856" table:style-name="ce6">
            <text:p>17,856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22350" table:style-name="ce6">
            <text:p>22,350<text:s/></text:p>
          </table:table-cell>
          <table:table-cell office:value-type="float" office:value="25563" table:style-name="ce6">
            <text:p>25,563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16651" table:style-name="ce6">
            <text:p>16,651<text:s/></text:p>
          </table:table-cell>
          <table:table-cell office:value-type="float" office:value="34623" table:style-name="ce6">
            <text:p>34,623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20416" table:style-name="ce6">
            <text:p>20,416<text:s/></text:p>
          </table:table-cell>
          <table:table-cell office:value-type="float" office:value="21645" table:style-name="ce6">
            <text:p>21,645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38511" table:style-name="ce6">
            <text:p>38,511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27607" table:style-name="ce6">
            <text:p>27,607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3778" table:style-name="ce6">
            <text:p>3,778<text:s/></text:p>
          </table:table-cell>
          <table:table-cell table:number-columns-repeated="16264"/>
        </table:table-row>
        <table:table-row table:style-name="ro2">
          <table:table-cell office:value-type="date" office:date-value="2022-06-08T00:00:00" table:style-name="ce5">
            <text:p>2022/6/8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29461" table:style-name="ce6">
            <text:p>29,461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17779" table:style-name="ce6">
            <text:p>17,779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16870" table:style-name="ce6">
            <text:p>16,870<text:s/></text:p>
          </table:table-cell>
          <table:table-cell office:value-type="float" office:value="10571" table:style-name="ce6">
            <text:p>10,571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17641" table:style-name="ce6">
            <text:p>17,641<text:s/></text:p>
          </table:table-cell>
          <table:table-cell office:value-type="float" office:value="18474" table:style-name="ce6">
            <text:p>18,474<text:s/></text:p>
          </table:table-cell>
          <table:table-cell office:value-type="float" office:value="14392" table:style-name="ce6">
            <text:p>14,392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72735" table:style-name="ce6">
            <text:p>72,735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20312" table:style-name="ce6">
            <text:p>20,312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18219" table:style-name="ce6">
            <text:p>18,21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15064" table:style-name="ce6">
            <text:p>15,064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26385" table:style-name="ce6">
            <text:p>26,385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16733" table:style-name="ce6">
            <text:p>16,733<text:s/></text:p>
          </table:table-cell>
          <table:table-cell office:value-type="float" office:value="35694" table:style-name="ce6">
            <text:p>35,694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20729" table:style-name="ce6">
            <text:p>20,729<text:s/></text:p>
          </table:table-cell>
          <table:table-cell office:value-type="float" office:value="22112" table:style-name="ce6">
            <text:p>22,112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38690" table:style-name="ce6">
            <text:p>38,690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7965" table:style-name="ce6">
            <text:p>27,965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17922" table:style-name="ce6">
            <text:p>17,922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8952" table:style-name="ce6">
            <text:p>8,952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9286" table:style-name="ce6">
            <text:p>19,286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3877" table:style-name="ce6">
            <text:p>3,877<text:s/></text:p>
          </table:table-cell>
          <table:table-cell table:number-columns-repeated="16264"/>
        </table:table-row>
        <table:table-row table:style-name="ro2">
          <table:table-cell office:value-type="date" office:date-value="2022-06-09T00:00:00" table:style-name="ce5">
            <text:p>2022/6/9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9421" table:style-name="ce6">
            <text:p>9,421<text:s/></text:p>
          </table:table-cell>
          <table:table-cell office:value-type="float" office:value="29005" table:style-name="ce6">
            <text:p>29,005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18192" table:style-name="ce6">
            <text:p>18,192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0263" table:style-name="ce6">
            <text:p>20,263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16598" table:style-name="ce6">
            <text:p>16,598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22049" table:style-name="ce6">
            <text:p>22,049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24176" table:style-name="ce6">
            <text:p>24,176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18467" table:style-name="ce6">
            <text:p>18,467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16503" table:style-name="ce6">
            <text:p>16,503<text:s/></text:p>
          </table:table-cell>
          <table:table-cell office:value-type="float" office:value="73243" table:style-name="ce6">
            <text:p>73,243<text:s/></text:p>
          </table:table-cell>
          <table:table-cell office:value-type="float" office:value="28605" table:style-name="ce6">
            <text:p>28,605<text:s/></text:p>
          </table:table-cell>
          <table:table-cell office:value-type="float" office:value="13674" table:style-name="ce6">
            <text:p>13,674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14385" table:style-name="ce6">
            <text:p>14,385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22638" table:style-name="ce6">
            <text:p>22,638<text:s/></text:p>
          </table:table-cell>
          <table:table-cell office:value-type="float" office:value="26196" table:style-name="ce6">
            <text:p>26,196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17365" table:style-name="ce6">
            <text:p>17,365<text:s/></text:p>
          </table:table-cell>
          <table:table-cell office:value-type="float" office:value="35959" table:style-name="ce6">
            <text:p>35,959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21403" table:style-name="ce6">
            <text:p>21,403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38580" table:style-name="ce6">
            <text:p>38,580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6465" table:style-name="ce6">
            <text:p>16,465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26899" table:style-name="ce6">
            <text:p>26,899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7273" table:style-name="ce6">
            <text:p>17,273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9020" table:style-name="ce6">
            <text:p>19,020<text:s/></text:p>
          </table:table-cell>
          <table:table-cell office:value-type="float" office:value="14945" table:style-name="ce6">
            <text:p>14,945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3778" table:style-name="ce6">
            <text:p>3,778<text:s/></text:p>
          </table:table-cell>
          <table:table-cell table:number-columns-repeated="16264"/>
        </table:table-row>
        <table:table-row table:style-name="ro2">
          <table:table-cell office:value-type="date" office:date-value="2022-06-10T00:00:00" table:style-name="ce5">
            <text:p>2022/6/10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30538" table:style-name="ce6">
            <text:p>30,538<text:s/></text:p>
          </table:table-cell>
          <table:table-cell office:value-type="float" office:value="30884" table:style-name="ce6">
            <text:p>30,884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20646" table:style-name="ce6">
            <text:p>20,646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25833" table:style-name="ce6">
            <text:p>25,833<text:s/></text:p>
          </table:table-cell>
          <table:table-cell office:value-type="float" office:value="18665" table:style-name="ce6">
            <text:p>18,665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86145" table:style-name="ce6">
            <text:p>86,145<text:s/></text:p>
          </table:table-cell>
          <table:table-cell office:value-type="float" office:value="33310" table:style-name="ce6">
            <text:p>33,310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16326" table:style-name="ce6">
            <text:p>16,326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15963" table:style-name="ce6">
            <text:p>15,963<text:s/></text:p>
          </table:table-cell>
          <table:table-cell office:value-type="float" office:value="18247" table:style-name="ce6">
            <text:p>18,247<text:s/></text:p>
          </table:table-cell>
          <table:table-cell office:value-type="float" office:value="16893" table:style-name="ce6">
            <text:p>16,893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18342" table:style-name="ce6">
            <text:p>18,342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25715" table:style-name="ce6">
            <text:p>25,715<text:s/></text:p>
          </table:table-cell>
          <table:table-cell office:value-type="float" office:value="28111" table:style-name="ce6">
            <text:p>28,111<text:s/></text:p>
          </table:table-cell>
          <table:table-cell office:value-type="float" office:value="19844" table:style-name="ce6">
            <text:p>19,844<text:s/></text:p>
          </table:table-cell>
          <table:table-cell office:value-type="float" office:value="18366" table:style-name="ce6">
            <text:p>18,366<text:s/></text:p>
          </table:table-cell>
          <table:table-cell office:value-type="float" office:value="41828" table:style-name="ce6">
            <text:p>41,828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23802" table:style-name="ce6">
            <text:p>23,802<text:s/></text:p>
          </table:table-cell>
          <table:table-cell office:value-type="float" office:value="24830" table:style-name="ce6">
            <text:p>24,830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43174" table:style-name="ce6">
            <text:p>43,174<text:s/></text:p>
          </table:table-cell>
          <table:table-cell office:value-type="float" office:value="15716" table:style-name="ce6">
            <text:p>15,716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27801" table:style-name="ce6">
            <text:p>27,801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7561" table:style-name="ce6">
            <text:p>7,561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10984" table:style-name="ce6">
            <text:p>10,984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932" table:style-name="ce6">
            <text:p>3,932<text:s/></text:p>
          </table:table-cell>
          <table:table-cell table:number-columns-repeated="16264"/>
        </table:table-row>
        <table:table-row table:style-name="ro2">
          <table:table-cell office:value-type="date" office:date-value="2022-06-11T00:00:00" table:style-name="ce5">
            <text:p>2022/6/11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27686" table:style-name="ce6">
            <text:p>27,686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14310" table:style-name="ce6">
            <text:p>14,310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17336" table:style-name="ce6">
            <text:p>17,336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75427" table:style-name="ce6">
            <text:p>75,427<text:s/></text:p>
          </table:table-cell>
          <table:table-cell office:value-type="float" office:value="32535" table:style-name="ce6">
            <text:p>32,535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20890" table:style-name="ce6">
            <text:p>20,890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20145" table:style-name="ce6">
            <text:p>20,145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40940" table:style-name="ce6">
            <text:p>40,940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20249" table:style-name="ce6">
            <text:p>20,249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35833" table:style-name="ce6">
            <text:p>35,833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703" table:style-name="ce6">
            <text:p>703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1320" table:style-name="ce6">
            <text:p>1,320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2000" table:style-name="ce6">
            <text:p>2,000<text:s/></text:p>
          </table:table-cell>
          <table:table-cell table:number-columns-repeated="16264"/>
        </table:table-row>
        <table:table-row table:style-name="ro2">
          <table:table-cell office:value-type="date" office:date-value="2022-06-12T00:00:00" table:style-name="ce5">
            <text:p>2022/6/12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1948" table:style-name="ce6">
            <text:p>1,948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72203" table:style-name="ce6">
            <text:p>72,203<text:s/></text:p>
          </table:table-cell>
          <table:table-cell office:value-type="float" office:value="24716" table:style-name="ce6">
            <text:p>24,716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4115" table:style-name="ce6">
            <text:p>14,115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7872" table:style-name="ce6">
            <text:p>17,872<text:s/></text:p>
          </table:table-cell>
          <table:table-cell office:value-type="float" office:value="15472" table:style-name="ce6">
            <text:p>15,472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33961" table:style-name="ce6">
            <text:p>33,961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28667" table:style-name="ce6">
            <text:p>28,667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659" table:style-name="ce6">
            <text:p>659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1596" table:style-name="ce6">
            <text:p>1,596<text:s/></text:p>
          </table:table-cell>
          <table:table-cell table:number-columns-repeated="16264"/>
        </table:table-row>
        <table:table-row table:style-name="ro2">
          <table:table-cell office:value-type="date" office:date-value="2022-06-13T00:00:00" table:style-name="ce5">
            <text:p>2022/6/13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28481" table:style-name="ce6">
            <text:p>28,481<text:s/></text:p>
          </table:table-cell>
          <table:table-cell office:value-type="float" office:value="25695" table:style-name="ce6">
            <text:p>25,695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16916" table:style-name="ce6">
            <text:p>16,916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21378" table:style-name="ce6">
            <text:p>21,378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17840" table:style-name="ce6">
            <text:p>17,840<text:s/></text:p>
          </table:table-cell>
          <table:table-cell office:value-type="float" office:value="18475" table:style-name="ce6">
            <text:p>18,475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17175" table:style-name="ce6">
            <text:p>17,175<text:s/></text:p>
          </table:table-cell>
          <table:table-cell office:value-type="float" office:value="77193" table:style-name="ce6">
            <text:p>77,193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14904" table:style-name="ce6">
            <text:p>14,904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15858" table:style-name="ce6">
            <text:p>15,858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2471" table:style-name="ce6">
            <text:p>12,471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21902" table:style-name="ce6">
            <text:p>21,902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18213" table:style-name="ce6">
            <text:p>18,213<text:s/></text:p>
          </table:table-cell>
          <table:table-cell office:value-type="float" office:value="20005" table:style-name="ce6">
            <text:p>20,005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26651" table:style-name="ce6">
            <text:p>26,651<text:s/></text:p>
          </table:table-cell>
          <table:table-cell office:value-type="float" office:value="18636" table:style-name="ce6">
            <text:p>18,636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36000" table:style-name="ce6">
            <text:p>36,000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20368" table:style-name="ce6">
            <text:p>20,368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38310" table:style-name="ce6">
            <text:p>38,310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7199" table:style-name="ce6">
            <text:p>17,199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26745" table:style-name="ce6">
            <text:p>26,745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16989" table:style-name="ce6">
            <text:p>16,989<text:s/></text:p>
          </table:table-cell>
          <table:table-cell office:value-type="float" office:value="16582" table:style-name="ce6">
            <text:p>16,582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752" table:style-name="ce6">
            <text:p>3,752<text:s/></text:p>
          </table:table-cell>
          <table:table-cell table:number-columns-repeated="16264"/>
        </table:table-row>
        <table:table-row table:style-name="ro2">
          <table:table-cell office:value-type="date" office:date-value="2022-06-14T00:00:00" table:style-name="ce5">
            <text:p>2022/6/14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29317" table:style-name="ce6">
            <text:p>29,317<text:s/></text:p>
          </table:table-cell>
          <table:table-cell office:value-type="float" office:value="27846" table:style-name="ce6">
            <text:p>27,846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17298" table:style-name="ce6">
            <text:p>17,298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6586" table:style-name="ce6">
            <text:p>16,586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22582" table:style-name="ce6">
            <text:p>22,582<text:s/></text:p>
          </table:table-cell>
          <table:table-cell office:value-type="float" office:value="18156" table:style-name="ce6">
            <text:p>18,156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24889" table:style-name="ce6">
            <text:p>24,889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17648" table:style-name="ce6">
            <text:p>17,648<text:s/></text:p>
          </table:table-cell>
          <table:table-cell office:value-type="float" office:value="76327" table:style-name="ce6">
            <text:p>76,327<text:s/></text:p>
          </table:table-cell>
          <table:table-cell office:value-type="float" office:value="28369" table:style-name="ce6">
            <text:p>28,369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17468" table:style-name="ce6">
            <text:p>17,468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22351" table:style-name="ce6">
            <text:p>22,351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16267" table:style-name="ce6">
            <text:p>16,267<text:s/></text:p>
          </table:table-cell>
          <table:table-cell office:value-type="float" office:value="18659" table:style-name="ce6">
            <text:p>18,659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27246" table:style-name="ce6">
            <text:p>27,246<text:s/></text:p>
          </table:table-cell>
          <table:table-cell office:value-type="float" office:value="19053" table:style-name="ce6">
            <text:p>19,053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36866" table:style-name="ce6">
            <text:p>36,866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21290" table:style-name="ce6">
            <text:p>21,290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39208" table:style-name="ce6">
            <text:p>39,208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16178" table:style-name="ce6">
            <text:p>16,178<text:s/></text:p>
          </table:table-cell>
          <table:table-cell office:value-type="float" office:value="17447" table:style-name="ce6">
            <text:p>17,447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3804" table:style-name="ce6">
            <text:p>3,804<text:s/></text:p>
          </table:table-cell>
          <table:table-cell table:number-columns-repeated="16264"/>
        </table:table-row>
        <table:table-row table:style-name="ro2">
          <table:table-cell office:value-type="date" office:date-value="2022-06-15T00:00:00" table:style-name="ce5">
            <text:p>2022/6/15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30212" table:style-name="ce6">
            <text:p>30,212<text:s/></text:p>
          </table:table-cell>
          <table:table-cell office:value-type="float" office:value="28023" table:style-name="ce6">
            <text:p>28,023<text:s/></text:p>
          </table:table-cell>
          <table:table-cell office:value-type="float" office:value="18462" table:style-name="ce6">
            <text:p>18,462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20990" table:style-name="ce6">
            <text:p>20,990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17785" table:style-name="ce6">
            <text:p>17,785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16487" table:style-name="ce6">
            <text:p>16,487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25048" table:style-name="ce6">
            <text:p>25,048<text:s/></text:p>
          </table:table-cell>
          <table:table-cell office:value-type="float" office:value="18431" table:style-name="ce6">
            <text:p>18,431<text:s/></text:p>
          </table:table-cell>
          <table:table-cell office:value-type="float" office:value="19217" table:style-name="ce6">
            <text:p>19,217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77517" table:style-name="ce6">
            <text:p>77,517<text:s/></text:p>
          </table:table-cell>
          <table:table-cell office:value-type="float" office:value="29322" table:style-name="ce6">
            <text:p>29,322<text:s/></text:p>
          </table:table-cell>
          <table:table-cell office:value-type="float" office:value="14684" table:style-name="ce6">
            <text:p>14,684<text:s/></text:p>
          </table:table-cell>
          <table:table-cell office:value-type="float" office:value="16707" table:style-name="ce6">
            <text:p>16,707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21304" table:style-name="ce6">
            <text:p>21,304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20531" table:style-name="ce6">
            <text:p>20,531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20869" table:style-name="ce6">
            <text:p>20,869<text:s/></text:p>
          </table:table-cell>
          <table:table-cell office:value-type="float" office:value="24209" table:style-name="ce6">
            <text:p>24,209<text:s/></text:p>
          </table:table-cell>
          <table:table-cell office:value-type="float" office:value="27725" table:style-name="ce6">
            <text:p>27,725<text:s/></text:p>
          </table:table-cell>
          <table:table-cell office:value-type="float" office:value="19270" table:style-name="ce6">
            <text:p>19,270<text:s/></text:p>
          </table:table-cell>
          <table:table-cell office:value-type="float" office:value="17934" table:style-name="ce6">
            <text:p>17,934<text:s/></text:p>
          </table:table-cell>
          <table:table-cell office:value-type="float" office:value="37677" table:style-name="ce6">
            <text:p>37,677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21515" table:style-name="ce6">
            <text:p>21,515<text:s/></text:p>
          </table:table-cell>
          <table:table-cell office:value-type="float" office:value="23375" table:style-name="ce6">
            <text:p>23,375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40589" table:style-name="ce6">
            <text:p>40,589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7210" table:style-name="ce6">
            <text:p>17,210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5933" table:style-name="ce6">
            <text:p>5,933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28518" table:style-name="ce6">
            <text:p>28,518<text:s/></text:p>
          </table:table-cell>
          <table:table-cell office:value-type="float" office:value="16919" table:style-name="ce6">
            <text:p>16,919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16744" table:style-name="ce6">
            <text:p>16,744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12743" table:style-name="ce6">
            <text:p>12,743<text:s/></text:p>
          </table:table-cell>
          <table:table-cell office:value-type="float" office:value="20104" table:style-name="ce6">
            <text:p>20,104<text:s/></text:p>
          </table:table-cell>
          <table:table-cell office:value-type="float" office:value="15306" table:style-name="ce6">
            <text:p>15,306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1230" table:style-name="ce6">
            <text:p>1,230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3862" table:style-name="ce6">
            <text:p>3,862<text:s/></text:p>
          </table:table-cell>
          <table:table-cell table:number-columns-repeated="16264"/>
        </table:table-row>
        <table:table-row table:style-name="ro2">
          <table:table-cell office:value-type="date" office:date-value="2022-06-16T00:00:00" table:style-name="ce5">
            <text:p>2022/6/16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30346" table:style-name="ce6">
            <text:p>30,346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21675" table:style-name="ce6">
            <text:p>21,675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11982" table:style-name="ce6">
            <text:p>11,982<text:s/></text:p>
          </table:table-cell>
          <table:table-cell office:value-type="float" office:value="22788" table:style-name="ce6">
            <text:p>22,788<text:s/></text:p>
          </table:table-cell>
          <table:table-cell office:value-type="float" office:value="17813" table:style-name="ce6">
            <text:p>17,813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18504" table:style-name="ce6">
            <text:p>18,504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78637" table:style-name="ce6">
            <text:p>78,637<text:s/></text:p>
          </table:table-cell>
          <table:table-cell office:value-type="float" office:value="29923" table:style-name="ce6">
            <text:p>29,923<text:s/></text:p>
          </table:table-cell>
          <table:table-cell office:value-type="float" office:value="14195" table:style-name="ce6">
            <text:p>14,195<text:s/></text:p>
          </table:table-cell>
          <table:table-cell office:value-type="float" office:value="16699" table:style-name="ce6">
            <text:p>16,699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17101" table:style-name="ce6">
            <text:p>17,101<text:s/></text:p>
          </table:table-cell>
          <table:table-cell office:value-type="float" office:value="16635" table:style-name="ce6">
            <text:p>16,635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20905" table:style-name="ce6">
            <text:p>20,905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9420" table:style-name="ce6">
            <text:p>9,420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18558" table:style-name="ce6">
            <text:p>18,558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23760" table:style-name="ce6">
            <text:p>23,760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37180" table:style-name="ce6">
            <text:p>37,180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41159" table:style-name="ce6">
            <text:p>41,159<text:s/></text:p>
          </table:table-cell>
          <table:table-cell office:value-type="float" office:value="14960" table:style-name="ce6">
            <text:p>14,960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28658" table:style-name="ce6">
            <text:p>28,658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18131" table:style-name="ce6">
            <text:p>18,131<text:s/></text:p>
          </table:table-cell>
          <table:table-cell office:value-type="float" office:value="16671" table:style-name="ce6">
            <text:p>16,671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3867" table:style-name="ce6">
            <text:p>3,867<text:s/></text:p>
          </table:table-cell>
          <table:table-cell table:number-columns-repeated="16264"/>
        </table:table-row>
        <table:table-row table:style-name="ro2">
          <table:table-cell office:value-type="date" office:date-value="2022-06-17T00:00:00" table:style-name="ce5">
            <text:p>2022/6/17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30128" table:style-name="ce6">
            <text:p>30,128<text:s/></text:p>
          </table:table-cell>
          <table:table-cell office:value-type="float" office:value="31544" table:style-name="ce6">
            <text:p>31,544<text:s/></text:p>
          </table:table-cell>
          <table:table-cell office:value-type="float" office:value="18447" table:style-name="ce6">
            <text:p>18,447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1349" table:style-name="ce6">
            <text:p>11,349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22664" table:style-name="ce6">
            <text:p>22,664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9154" table:style-name="ce6">
            <text:p>19,154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26482" table:style-name="ce6">
            <text:p>26,482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19809" table:style-name="ce6">
            <text:p>19,809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90688" table:style-name="ce6">
            <text:p>90,688<text:s/></text:p>
          </table:table-cell>
          <table:table-cell office:value-type="float" office:value="34316" table:style-name="ce6">
            <text:p>34,316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18636" table:style-name="ce6">
            <text:p>18,636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19166" table:style-name="ce6">
            <text:p>19,166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22062" table:style-name="ce6">
            <text:p>22,062<text:s/></text:p>
          </table:table-cell>
          <table:table-cell office:value-type="float" office:value="26383" table:style-name="ce6">
            <text:p>26,383<text:s/></text:p>
          </table:table-cell>
          <table:table-cell office:value-type="float" office:value="28920" table:style-name="ce6">
            <text:p>28,920<text:s/></text:p>
          </table:table-cell>
          <table:table-cell office:value-type="float" office:value="20354" table:style-name="ce6">
            <text:p>20,354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42574" table:style-name="ce6">
            <text:p>42,574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24221" table:style-name="ce6">
            <text:p>24,221<text:s/></text:p>
          </table:table-cell>
          <table:table-cell office:value-type="float" office:value="25633" table:style-name="ce6">
            <text:p>25,633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44499" table:style-name="ce6">
            <text:p>44,499<text:s/></text:p>
          </table:table-cell>
          <table:table-cell office:value-type="float" office:value="15974" table:style-name="ce6">
            <text:p>15,974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8509" table:style-name="ce6">
            <text:p>18,509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28150" table:style-name="ce6">
            <text:p>28,150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16662" table:style-name="ce6">
            <text:p>16,662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4085" table:style-name="ce6">
            <text:p>4,085<text:s/></text:p>
          </table:table-cell>
          <table:table-cell table:number-columns-repeated="16264"/>
        </table:table-row>
        <table:table-row table:style-name="ro2">
          <table:table-cell office:value-type="date" office:date-value="2022-06-18T00:00:00" table:style-name="ce5">
            <text:p>2022/6/18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14621" table:style-name="ce6">
            <text:p>14,621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16854" table:style-name="ce6">
            <text:p>16,854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16618" table:style-name="ce6">
            <text:p>16,618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9481" table:style-name="ce6">
            <text:p>19,481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79735" table:style-name="ce6">
            <text:p>79,735<text:s/></text:p>
          </table:table-cell>
          <table:table-cell office:value-type="float" office:value="32110" table:style-name="ce6">
            <text:p>32,110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16172" table:style-name="ce6">
            <text:p>16,172<text:s/></text:p>
          </table:table-cell>
          <table:table-cell office:value-type="float" office:value="15749" table:style-name="ce6">
            <text:p>15,749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21050" table:style-name="ce6">
            <text:p>21,050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5935" table:style-name="ce6">
            <text:p>15,935<text:s/></text:p>
          </table:table-cell>
          <table:table-cell office:value-type="float" office:value="42324" table:style-name="ce6">
            <text:p>42,324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35312" table:style-name="ce6">
            <text:p>35,312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1998" table:style-name="ce6">
            <text:p>1,998<text:s/></text:p>
          </table:table-cell>
          <table:table-cell table:number-columns-repeated="16264"/>
        </table:table-row>
        <table:table-row table:style-name="ro2">
          <table:table-cell office:value-type="date" office:date-value="2022-06-19T00:00:00" table:style-name="ce5">
            <text:p>2022/6/19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79151" table:style-name="ce6">
            <text:p>79,151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35206" table:style-name="ce6">
            <text:p>35,206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14604" table:style-name="ce6">
            <text:p>14,604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30095" table:style-name="ce6">
            <text:p>30,095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587" table:style-name="ce6">
            <text:p>587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1697" table:style-name="ce6">
            <text:p>1,697<text:s/></text:p>
          </table:table-cell>
          <table:table-cell table:number-columns-repeated="16264"/>
        </table:table-row>
        <table:table-row table:style-name="ro2">
          <table:table-cell office:value-type="date" office:date-value="2022-06-20T00:00:00" table:style-name="ce5">
            <text:p>2022/6/20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29095" table:style-name="ce6">
            <text:p>29,095<text:s/></text:p>
          </table:table-cell>
          <table:table-cell office:value-type="float" office:value="26575" table:style-name="ce6">
            <text:p>26,575<text:s/></text:p>
          </table:table-cell>
          <table:table-cell office:value-type="float" office:value="17764" table:style-name="ce6">
            <text:p>17,764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17297" table:style-name="ce6">
            <text:p>17,297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24364" table:style-name="ce6">
            <text:p>24,364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81060" table:style-name="ce6">
            <text:p>81,060<text:s/></text:p>
          </table:table-cell>
          <table:table-cell office:value-type="float" office:value="28209" table:style-name="ce6">
            <text:p>28,209<text:s/></text:p>
          </table:table-cell>
          <table:table-cell office:value-type="float" office:value="14144" table:style-name="ce6">
            <text:p>14,144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6086" table:style-name="ce6">
            <text:p>16,086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22640" table:style-name="ce6">
            <text:p>22,640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6257" table:style-name="ce6">
            <text:p>16,257<text:s/></text:p>
          </table:table-cell>
          <table:table-cell office:value-type="float" office:value="18655" table:style-name="ce6">
            <text:p>18,655<text:s/></text:p>
          </table:table-cell>
          <table:table-cell office:value-type="float" office:value="20344" table:style-name="ce6">
            <text:p>20,344<text:s/></text:p>
          </table:table-cell>
          <table:table-cell office:value-type="float" office:value="24173" table:style-name="ce6">
            <text:p>24,173<text:s/></text:p>
          </table:table-cell>
          <table:table-cell office:value-type="float" office:value="26965" table:style-name="ce6">
            <text:p>26,965<text:s/></text:p>
          </table:table-cell>
          <table:table-cell office:value-type="float" office:value="19153" table:style-name="ce6">
            <text:p>19,153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36784" table:style-name="ce6">
            <text:p>36,784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20952" table:style-name="ce6">
            <text:p>20,952<text:s/></text:p>
          </table:table-cell>
          <table:table-cell office:value-type="float" office:value="22291" table:style-name="ce6">
            <text:p>22,291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40287" table:style-name="ce6">
            <text:p>40,287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17025" table:style-name="ce6">
            <text:p>17,025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9619" table:style-name="ce6">
            <text:p>19,619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3839" table:style-name="ce6">
            <text:p>3,839<text:s/></text:p>
          </table:table-cell>
          <table:table-cell table:number-columns-repeated="16264"/>
        </table:table-row>
        <table:table-row table:style-name="ro2">
          <table:table-cell office:value-type="date" office:date-value="2022-06-21T00:00:00" table:style-name="ce5">
            <text:p>2022/6/21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29912" table:style-name="ce6">
            <text:p>29,912<text:s/></text:p>
          </table:table-cell>
          <table:table-cell office:value-type="float" office:value="28573" table:style-name="ce6">
            <text:p>28,573<text:s/></text:p>
          </table:table-cell>
          <table:table-cell office:value-type="float" office:value="18322" table:style-name="ce6">
            <text:p>18,322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22849" table:style-name="ce6">
            <text:p>22,849<text:s/></text:p>
          </table:table-cell>
          <table:table-cell office:value-type="float" office:value="17614" table:style-name="ce6">
            <text:p>17,614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25219" table:style-name="ce6">
            <text:p>25,219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19216" table:style-name="ce6">
            <text:p>19,216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17319" table:style-name="ce6">
            <text:p>17,319<text:s/></text:p>
          </table:table-cell>
          <table:table-cell office:value-type="float" office:value="79902" table:style-name="ce6">
            <text:p>79,902<text:s/></text:p>
          </table:table-cell>
          <table:table-cell office:value-type="float" office:value="29375" table:style-name="ce6">
            <text:p>29,375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16220" table:style-name="ce6">
            <text:p>16,220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16875" table:style-name="ce6">
            <text:p>16,875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21408" table:style-name="ce6">
            <text:p>21,408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16836" table:style-name="ce6">
            <text:p>16,836<text:s/></text:p>
          </table:table-cell>
          <table:table-cell office:value-type="float" office:value="19203" table:style-name="ce6">
            <text:p>19,203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28167" table:style-name="ce6">
            <text:p>28,167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18392" table:style-name="ce6">
            <text:p>18,392<text:s/></text:p>
          </table:table-cell>
          <table:table-cell office:value-type="float" office:value="37783" table:style-name="ce6">
            <text:p>37,783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22126" table:style-name="ce6">
            <text:p>22,126<text:s/></text:p>
          </table:table-cell>
          <table:table-cell office:value-type="float" office:value="23542" table:style-name="ce6">
            <text:p>23,542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40999" table:style-name="ce6">
            <text:p>40,999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28402" table:style-name="ce6">
            <text:p>28,402<text:s/></text:p>
          </table:table-cell>
          <table:table-cell office:value-type="float" office:value="16378" table:style-name="ce6">
            <text:p>16,378<text:s/></text:p>
          </table:table-cell>
          <table:table-cell office:value-type="float" office:value="16998" table:style-name="ce6">
            <text:p>16,998<text:s/></text:p>
          </table:table-cell>
          <table:table-cell office:value-type="float" office:value="17484" table:style-name="ce6">
            <text:p>17,484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15505" table:style-name="ce6">
            <text:p>15,505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3886" table:style-name="ce6">
            <text:p>3,886<text:s/></text:p>
          </table:table-cell>
          <table:table-cell table:number-columns-repeated="16264"/>
        </table:table-row>
        <table:table-row table:style-name="ro2">
          <table:table-cell office:value-type="date" office:date-value="2022-06-22T00:00:00" table:style-name="ce5">
            <text:p>2022/6/22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30593" table:style-name="ce6">
            <text:p>30,593<text:s/></text:p>
          </table:table-cell>
          <table:table-cell office:value-type="float" office:value="29199" table:style-name="ce6">
            <text:p>29,199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8127" table:style-name="ce6">
            <text:p>8,127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27620" table:style-name="ce6">
            <text:p>27,620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18299" table:style-name="ce6">
            <text:p>18,299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25735" table:style-name="ce6">
            <text:p>25,735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17470" table:style-name="ce6">
            <text:p>17,470<text:s/></text:p>
          </table:table-cell>
          <table:table-cell office:value-type="float" office:value="83140" table:style-name="ce6">
            <text:p>83,140<text:s/></text:p>
          </table:table-cell>
          <table:table-cell office:value-type="float" office:value="31077" table:style-name="ce6">
            <text:p>31,077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7056" table:style-name="ce6">
            <text:p>17,056<text:s/></text:p>
          </table:table-cell>
          <table:table-cell office:value-type="float" office:value="17942" table:style-name="ce6">
            <text:p>17,942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22137" table:style-name="ce6">
            <text:p>22,137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23629" table:style-name="ce6">
            <text:p>23,629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17060" table:style-name="ce6">
            <text:p>17,060<text:s/></text:p>
          </table:table-cell>
          <table:table-cell office:value-type="float" office:value="19886" table:style-name="ce6">
            <text:p>19,886<text:s/></text:p>
          </table:table-cell>
          <table:table-cell office:value-type="float" office:value="21558" table:style-name="ce6">
            <text:p>21,558<text:s/></text:p>
          </table:table-cell>
          <table:table-cell office:value-type="float" office:value="25171" table:style-name="ce6">
            <text:p>25,171<text:s/></text:p>
          </table:table-cell>
          <table:table-cell office:value-type="float" office:value="28546" table:style-name="ce6">
            <text:p>28,546<text:s/></text:p>
          </table:table-cell>
          <table:table-cell office:value-type="float" office:value="20200" table:style-name="ce6">
            <text:p>20,200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39937" table:style-name="ce6">
            <text:p>39,937<text:s/></text:p>
          </table:table-cell>
          <table:table-cell office:value-type="float" office:value="15002" table:style-name="ce6">
            <text:p>15,002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42223" table:style-name="ce6">
            <text:p>42,223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18991" table:style-name="ce6">
            <text:p>18,991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28745" table:style-name="ce6">
            <text:p>28,745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4014" table:style-name="ce6">
            <text:p>4,014<text:s/></text:p>
          </table:table-cell>
          <table:table-cell table:number-columns-repeated="16264"/>
        </table:table-row>
        <table:table-row table:style-name="ro2">
          <table:table-cell office:value-type="date" office:date-value="2022-06-23T00:00:00" table:style-name="ce5">
            <text:p>2022/6/23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30750" table:style-name="ce6">
            <text:p>30,750<text:s/></text:p>
          </table:table-cell>
          <table:table-cell office:value-type="float" office:value="29538" table:style-name="ce6">
            <text:p>29,538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10801" table:style-name="ce6">
            <text:p>10,801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28155" table:style-name="ce6">
            <text:p>28,155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7816" table:style-name="ce6">
            <text:p>17,816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17721" table:style-name="ce6">
            <text:p>17,721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23221" table:style-name="ce6">
            <text:p>23,221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15521" table:style-name="ce6">
            <text:p>15,521<text:s/></text:p>
          </table:table-cell>
          <table:table-cell office:value-type="float" office:value="17007" table:style-name="ce6">
            <text:p>17,007<text:s/></text:p>
          </table:table-cell>
          <table:table-cell office:value-type="float" office:value="84252" table:style-name="ce6">
            <text:p>84,252<text:s/></text:p>
          </table:table-cell>
          <table:table-cell office:value-type="float" office:value="31024" table:style-name="ce6">
            <text:p>31,024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16762" table:style-name="ce6">
            <text:p>16,762<text:s/></text:p>
          </table:table-cell>
          <table:table-cell office:value-type="float" office:value="18509" table:style-name="ce6">
            <text:p>18,509<text:s/></text:p>
          </table:table-cell>
          <table:table-cell office:value-type="float" office:value="17174" table:style-name="ce6">
            <text:p>17,174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21688" table:style-name="ce6">
            <text:p>21,688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23555" table:style-name="ce6">
            <text:p>23,555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21386" table:style-name="ce6">
            <text:p>21,386<text:s/></text:p>
          </table:table-cell>
          <table:table-cell office:value-type="float" office:value="25314" table:style-name="ce6">
            <text:p>25,314<text:s/></text:p>
          </table:table-cell>
          <table:table-cell office:value-type="float" office:value="28274" table:style-name="ce6">
            <text:p>28,274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18588" table:style-name="ce6">
            <text:p>18,588<text:s/></text:p>
          </table:table-cell>
          <table:table-cell office:value-type="float" office:value="39457" table:style-name="ce6">
            <text:p>39,457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43617" table:style-name="ce6">
            <text:p>43,617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15250" table:style-name="ce6">
            <text:p>15,250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18859" table:style-name="ce6">
            <text:p>18,859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28725" table:style-name="ce6">
            <text:p>28,725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3962" table:style-name="ce6">
            <text:p>3,962<text:s/></text:p>
          </table:table-cell>
          <table:table-cell table:number-columns-repeated="16264"/>
        </table:table-row>
        <table:table-row table:style-name="ro2">
          <table:table-cell office:value-type="date" office:date-value="2022-06-24T00:00:00" table:style-name="ce5">
            <text:p>2022/6/24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31438" table:style-name="ce6">
            <text:p>31,438<text:s/></text:p>
          </table:table-cell>
          <table:table-cell office:value-type="float" office:value="33099" table:style-name="ce6">
            <text:p>33,099<text:s/></text:p>
          </table:table-cell>
          <table:table-cell office:value-type="float" office:value="17707" table:style-name="ce6">
            <text:p>17,707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29509" table:style-name="ce6">
            <text:p>29,509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8777" table:style-name="ce6">
            <text:p>18,777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26598" table:style-name="ce6">
            <text:p>26,598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20207" table:style-name="ce6">
            <text:p>20,207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17187" table:style-name="ce6">
            <text:p>17,187<text:s/></text:p>
          </table:table-cell>
          <table:table-cell office:value-type="float" office:value="97093" table:style-name="ce6">
            <text:p>97,093<text:s/></text:p>
          </table:table-cell>
          <table:table-cell office:value-type="float" office:value="35319" table:style-name="ce6">
            <text:p>35,319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17077" table:style-name="ce6">
            <text:p>17,077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17695" table:style-name="ce6">
            <text:p>17,695<text:s/></text:p>
          </table:table-cell>
          <table:table-cell office:value-type="float" office:value="19107" table:style-name="ce6">
            <text:p>19,107<text:s/></text:p>
          </table:table-cell>
          <table:table-cell office:value-type="float" office:value="17673" table:style-name="ce6">
            <text:p>17,673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25457" table:style-name="ce6">
            <text:p>25,457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17567" table:style-name="ce6">
            <text:p>17,567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28306" table:style-name="ce6">
            <text:p>28,306<text:s/></text:p>
          </table:table-cell>
          <table:table-cell office:value-type="float" office:value="30247" table:style-name="ce6">
            <text:p>30,247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44592" table:style-name="ce6">
            <text:p>44,592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26753" table:style-name="ce6">
            <text:p>26,753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48582" table:style-name="ce6">
            <text:p>48,582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7086" table:style-name="ce6">
            <text:p>17,086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20389" table:style-name="ce6">
            <text:p>20,389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28456" table:style-name="ce6">
            <text:p>28,456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17855" table:style-name="ce6">
            <text:p>17,855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21347" table:style-name="ce6">
            <text:p>21,347<text:s/></text:p>
          </table:table-cell>
          <table:table-cell office:value-type="float" office:value="17273" table:style-name="ce6">
            <text:p>17,273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4066" table:style-name="ce6">
            <text:p>4,066<text:s/></text:p>
          </table:table-cell>
          <table:table-cell table:number-columns-repeated="16264"/>
        </table:table-row>
        <table:table-row table:style-name="ro2">
          <table:table-cell office:value-type="date" office:date-value="2022-06-25T00:00:00" table:style-name="ce5">
            <text:p>2022/6/25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15564" table:style-name="ce6">
            <text:p>15,564<text:s/></text:p>
          </table:table-cell>
          <table:table-cell office:value-type="float" office:value="29817" table:style-name="ce6">
            <text:p>29,817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6854" table:style-name="ce6">
            <text:p>16,854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5543" table:style-name="ce6">
            <text:p>5,543<text:s/></text:p>
          </table:table-cell>
          <table:table-cell office:value-type="float" office:value="85252" table:style-name="ce6">
            <text:p>85,252<text:s/></text:p>
          </table:table-cell>
          <table:table-cell office:value-type="float" office:value="33232" table:style-name="ce6">
            <text:p>33,232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15685" table:style-name="ce6">
            <text:p>15,685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14889" table:style-name="ce6">
            <text:p>14,889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21614" table:style-name="ce6">
            <text:p>21,614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7623" table:style-name="ce6">
            <text:p>17,623<text:s/></text:p>
          </table:table-cell>
          <table:table-cell office:value-type="float" office:value="22725" table:style-name="ce6">
            <text:p>22,725<text:s/></text:p>
          </table:table-cell>
          <table:table-cell office:value-type="float" office:value="20900" table:style-name="ce6">
            <text:p>20,900<text:s/></text:p>
          </table:table-cell>
          <table:table-cell office:value-type="float" office:value="14906" table:style-name="ce6">
            <text:p>14,906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42712" table:style-name="ce6">
            <text:p>42,712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21434" table:style-name="ce6">
            <text:p>21,434<text:s/></text:p>
          </table:table-cell>
          <table:table-cell office:value-type="float" office:value="21528" table:style-name="ce6">
            <text:p>21,528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38813" table:style-name="ce6">
            <text:p>38,813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2037" table:style-name="ce6">
            <text:p>2,037<text:s/></text:p>
          </table:table-cell>
          <table:table-cell table:number-columns-repeated="16264"/>
        </table:table-row>
        <table:table-row table:style-name="ro2">
          <table:table-cell office:value-type="date" office:date-value="2022-06-26T00:00:00" table:style-name="ce5">
            <text:p>2022/6/26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16355" table:style-name="ce6">
            <text:p>16,355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84664" table:style-name="ce6">
            <text:p>84,664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22416" table:style-name="ce6">
            <text:p>22,416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20629" table:style-name="ce6">
            <text:p>20,629<text:s/></text:p>
          </table:table-cell>
          <table:table-cell office:value-type="float" office:value="17408" table:style-name="ce6">
            <text:p>17,408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36281" table:style-name="ce6">
            <text:p>36,281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17355" table:style-name="ce6">
            <text:p>17,355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33118" table:style-name="ce6">
            <text:p>33,118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632" table:style-name="ce6">
            <text:p>632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823" table:style-name="ce6">
            <text:p>823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1883" table:style-name="ce6">
            <text:p>1,883<text:s/></text:p>
          </table:table-cell>
          <table:table-cell table:number-columns-repeated="16264"/>
        </table:table-row>
        <table:table-row table:style-name="ro2">
          <table:table-cell office:value-type="date" office:date-value="2022-06-27T00:00:00" table:style-name="ce5">
            <text:p>2022/6/27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29722" table:style-name="ce6">
            <text:p>29,722<text:s/></text:p>
          </table:table-cell>
          <table:table-cell office:value-type="float" office:value="28412" table:style-name="ce6">
            <text:p>28,412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20854" table:style-name="ce6">
            <text:p>20,854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21903" table:style-name="ce6">
            <text:p>21,903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24443" table:style-name="ce6">
            <text:p>24,443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88540" table:style-name="ce6">
            <text:p>88,540<text:s/></text:p>
          </table:table-cell>
          <table:table-cell office:value-type="float" office:value="30002" table:style-name="ce6">
            <text:p>30,002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15209" table:style-name="ce6">
            <text:p>15,209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20520" table:style-name="ce6">
            <text:p>20,520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22771" table:style-name="ce6">
            <text:p>22,771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20308" table:style-name="ce6">
            <text:p>20,308<text:s/></text:p>
          </table:table-cell>
          <table:table-cell office:value-type="float" office:value="25246" table:style-name="ce6">
            <text:p>25,246<text:s/></text:p>
          </table:table-cell>
          <table:table-cell office:value-type="float" office:value="27362" table:style-name="ce6">
            <text:p>27,362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39680" table:style-name="ce6">
            <text:p>39,680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42433" table:style-name="ce6">
            <text:p>42,433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27145" table:style-name="ce6">
            <text:p>27,145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17024" table:style-name="ce6">
            <text:p>17,024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19973" table:style-name="ce6">
            <text:p>19,973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930" table:style-name="ce6">
            <text:p>3,930<text:s/></text:p>
          </table:table-cell>
          <table:table-cell table:number-columns-repeated="16264"/>
        </table:table-row>
        <table:table-row table:style-name="ro2">
          <table:table-cell office:value-type="date" office:date-value="2022-06-28T00:00:00" table:style-name="ce5">
            <text:p>2022/6/28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31219" table:style-name="ce6">
            <text:p>31,219<text:s/></text:p>
          </table:table-cell>
          <table:table-cell office:value-type="float" office:value="30998" table:style-name="ce6">
            <text:p>30,998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18087" table:style-name="ce6">
            <text:p>18,087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5824" table:style-name="ce6">
            <text:p>25,824<text:s/></text:p>
          </table:table-cell>
          <table:table-cell office:value-type="float" office:value="19347" table:style-name="ce6">
            <text:p>19,347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87290" table:style-name="ce6">
            <text:p>87,290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17662" table:style-name="ce6">
            <text:p>17,662<text:s/></text:p>
          </table:table-cell>
          <table:table-cell office:value-type="float" office:value="18641" table:style-name="ce6">
            <text:p>18,641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18977" table:style-name="ce6">
            <text:p>18,977<text:s/></text:p>
          </table:table-cell>
          <table:table-cell office:value-type="float" office:value="17346" table:style-name="ce6">
            <text:p>17,346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19892" table:style-name="ce6">
            <text:p>19,892<text:s/></text:p>
          </table:table-cell>
          <table:table-cell office:value-type="float" office:value="21704" table:style-name="ce6">
            <text:p>21,704<text:s/></text:p>
          </table:table-cell>
          <table:table-cell office:value-type="float" office:value="26163" table:style-name="ce6">
            <text:p>26,163<text:s/></text:p>
          </table:table-cell>
          <table:table-cell office:value-type="float" office:value="29459" table:style-name="ce6">
            <text:p>29,459<text:s/></text:p>
          </table:table-cell>
          <table:table-cell office:value-type="float" office:value="20624" table:style-name="ce6">
            <text:p>20,624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41109" table:style-name="ce6">
            <text:p>41,109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25187" table:style-name="ce6">
            <text:p>25,187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44678" table:style-name="ce6">
            <text:p>44,678<text:s/></text:p>
          </table:table-cell>
          <table:table-cell office:value-type="float" office:value="15993" table:style-name="ce6">
            <text:p>15,993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9543" table:style-name="ce6">
            <text:p>19,543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29158" table:style-name="ce6">
            <text:p>29,158<text:s/></text:p>
          </table:table-cell>
          <table:table-cell office:value-type="float" office:value="16470" table:style-name="ce6">
            <text:p>16,470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8221" table:style-name="ce6">
            <text:p>8,221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4102" table:style-name="ce6">
            <text:p>4,102<text:s/></text:p>
          </table:table-cell>
          <table:table-cell table:number-columns-repeated="16264"/>
        </table:table-row>
        <table:table-row table:style-name="ro2">
          <table:table-cell office:value-type="date" office:date-value="2022-06-29T00:00:00" table:style-name="ce5">
            <text:p>2022/6/29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31570" table:style-name="ce6">
            <text:p>31,570<text:s/></text:p>
          </table:table-cell>
          <table:table-cell office:value-type="float" office:value="31625" table:style-name="ce6">
            <text:p>31,625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22362" table:style-name="ce6">
            <text:p>22,362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19209" table:style-name="ce6">
            <text:p>19,209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24410" table:style-name="ce6">
            <text:p>24,410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26902" table:style-name="ce6">
            <text:p>26,902<text:s/></text:p>
          </table:table-cell>
          <table:table-cell office:value-type="float" office:value="20021" table:style-name="ce6">
            <text:p>20,021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88923" table:style-name="ce6">
            <text:p>88,923<text:s/></text:p>
          </table:table-cell>
          <table:table-cell office:value-type="float" office:value="33383" table:style-name="ce6">
            <text:p>33,383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17803" table:style-name="ce6">
            <text:p>17,803<text:s/></text:p>
          </table:table-cell>
          <table:table-cell office:value-type="float" office:value="18694" table:style-name="ce6">
            <text:p>18,694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20015" table:style-name="ce6">
            <text:p>20,015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22995" table:style-name="ce6">
            <text:p>22,995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20167" table:style-name="ce6">
            <text:p>20,167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26510" table:style-name="ce6">
            <text:p>26,510<text:s/></text:p>
          </table:table-cell>
          <table:table-cell office:value-type="float" office:value="29714" table:style-name="ce6">
            <text:p>29,714<text:s/></text:p>
          </table:table-cell>
          <table:table-cell office:value-type="float" office:value="21100" table:style-name="ce6">
            <text:p>21,100<text:s/></text:p>
          </table:table-cell>
          <table:table-cell office:value-type="float" office:value="20275" table:style-name="ce6">
            <text:p>20,275<text:s/></text:p>
          </table:table-cell>
          <table:table-cell office:value-type="float" office:value="43137" table:style-name="ce6">
            <text:p>43,137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23645" table:style-name="ce6">
            <text:p>23,645<text:s/></text:p>
          </table:table-cell>
          <table:table-cell office:value-type="float" office:value="25604" table:style-name="ce6">
            <text:p>25,604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46073" table:style-name="ce6">
            <text:p>46,073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20106" table:style-name="ce6">
            <text:p>20,106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9710" table:style-name="ce6">
            <text:p>29,710<text:s/></text:p>
          </table:table-cell>
          <table:table-cell office:value-type="float" office:value="16959" table:style-name="ce6">
            <text:p>16,959<text:s/></text:p>
          </table:table-cell>
          <table:table-cell office:value-type="float" office:value="19182" table:style-name="ce6">
            <text:p>19,182<text:s/></text:p>
          </table:table-cell>
          <table:table-cell office:value-type="float" office:value="18398" table:style-name="ce6">
            <text:p>18,398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22057" table:style-name="ce6">
            <text:p>22,057<text:s/></text:p>
          </table:table-cell>
          <table:table-cell office:value-type="float" office:value="16692" table:style-name="ce6">
            <text:p>16,692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4083" table:style-name="ce6">
            <text:p>4,083<text:s/></text:p>
          </table:table-cell>
          <table:table-cell table:number-columns-repeated="16264"/>
        </table:table-row>
        <table:table-row table:style-name="ro2">
          <table:table-cell office:value-type="date" office:date-value="2022-06-30T00:00:00" table:style-name="ce5">
            <text:p>2022/6/30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32841" table:style-name="ce6">
            <text:p>32,841<text:s/></text:p>
          </table:table-cell>
          <table:table-cell office:value-type="float" office:value="32436" table:style-name="ce6">
            <text:p>32,436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22908" table:style-name="ce6">
            <text:p>22,908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20128" table:style-name="ce6">
            <text:p>20,128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24118" table:style-name="ce6">
            <text:p>24,118<text:s/></text:p>
          </table:table-cell>
          <table:table-cell office:value-type="float" office:value="18425" table:style-name="ce6">
            <text:p>18,425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17675" table:style-name="ce6">
            <text:p>17,675<text:s/></text:p>
          </table:table-cell>
          <table:table-cell office:value-type="float" office:value="97209" table:style-name="ce6">
            <text:p>97,209<text:s/></text:p>
          </table:table-cell>
          <table:table-cell office:value-type="float" office:value="36105" table:style-name="ce6">
            <text:p>36,105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17528" table:style-name="ce6">
            <text:p>17,528<text:s/></text:p>
          </table:table-cell>
          <table:table-cell office:value-type="float" office:value="19946" table:style-name="ce6">
            <text:p>19,946<text:s/></text:p>
          </table:table-cell>
          <table:table-cell office:value-type="float" office:value="19498" table:style-name="ce6">
            <text:p>19,498<text:s/></text:p>
          </table:table-cell>
          <table:table-cell office:value-type="float" office:value="20742" table:style-name="ce6">
            <text:p>20,742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14158" table:style-name="ce6">
            <text:p>14,158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27929" table:style-name="ce6">
            <text:p>27,929<text:s/></text:p>
          </table:table-cell>
          <table:table-cell office:value-type="float" office:value="7528" table:style-name="ce6">
            <text:p>7,528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20117" table:style-name="ce6">
            <text:p>20,117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30757" table:style-name="ce6">
            <text:p>30,757<text:s/></text:p>
          </table:table-cell>
          <table:table-cell office:value-type="float" office:value="21622" table:style-name="ce6">
            <text:p>21,622<text:s/></text:p>
          </table:table-cell>
          <table:table-cell office:value-type="float" office:value="20587" table:style-name="ce6">
            <text:p>20,587<text:s/></text:p>
          </table:table-cell>
          <table:table-cell office:value-type="float" office:value="50690" table:style-name="ce6">
            <text:p>50,690<text:s/></text:p>
          </table:table-cell>
          <table:table-cell office:value-type="float" office:value="14787" table:style-name="ce6">
            <text:p>14,787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27341" table:style-name="ce6">
            <text:p>27,341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50358" table:style-name="ce6">
            <text:p>50,358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15829" table:style-name="ce6">
            <text:p>15,829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22272" table:style-name="ce6">
            <text:p>22,272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30094" table:style-name="ce6">
            <text:p>30,094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21524" table:style-name="ce6">
            <text:p>21,524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4319" table:style-name="ce6">
            <text:p>4,319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7-10T07:24:45Z</meta:creation-date>
    <dc:date>2022-07-10T07:25:08Z</dc:date>
  </office:meta>
</office:document-meta>
</file>